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915866" table:style-name="ce9">
            <text:p>12.915.866</text:p>
          </table:table-cell>
          <table:table-cell office:value-type="percentage" office:value="0.96988751861360811" table:style-name="ce10">
            <text:p>97,0%</text:p>
          </table:table-cell>
          <table:table-cell office:value-type="float" office:value="6839164" table:style-name="ce8">
            <text:p>6.839.164</text:p>
          </table:table-cell>
          <table:table-cell office:value-type="float" office:value="6731138" table:style-name="ce8">
            <text:p>6.731.138</text:p>
          </table:table-cell>
          <table:table-cell office:value-type="float" office:value="94695" table:style-name="ce8">
            <text:p>94.695</text:p>
          </table:table-cell>
          <table:table-cell office:value-type="date" office:date-value="2021-10-25T00:00:00" table:style-name="ce11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4303" table:style-name="ce14">
            <text:p>2.004.303</text:p>
          </table:table-cell>
          <table:table-cell office:value-type="percentage" office:value="0.93797303969169499" table:style-name="ce15">
            <text:p>93,8%</text:p>
          </table:table-cell>
          <table:table-cell office:value-type="float" office:value="1065741" table:style-name="ce13">
            <text:p>1.065.741</text:p>
          </table:table-cell>
          <table:table-cell office:value-type="float" office:value="1046339" table:style-name="ce13">
            <text:p>1.046.339</text:p>
          </table:table-cell>
          <table:table-cell office:value-type="float" office:value="19541" table:style-name="ce13">
            <text:p>19.541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8003" table:style-name="ce14">
            <text:p>1.678.003</text:p>
          </table:table-cell>
          <table:table-cell office:value-type="percentage" office:value="1.0165864445285877" table:style-name="ce15">
            <text:p>101,7%</text:p>
          </table:table-cell>
          <table:table-cell office:value-type="float" office:value="873521" table:style-name="ce13">
            <text:p>873.521</text:p>
          </table:table-cell>
          <table:table-cell office:value-type="float" office:value="864641" table:style-name="ce13">
            <text:p>864.641</text:p>
          </table:table-cell>
          <table:table-cell office:value-type="float" office:value="14079" table:style-name="ce13">
            <text:p>14.079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6091" table:style-name="ce14">
            <text:p>1.606.091</text:p>
          </table:table-cell>
          <table:table-cell office:value-type="percentage" office:value="0.84922194315928623" table:style-name="ce15">
            <text:p>84,9%</text:p>
          </table:table-cell>
          <table:table-cell office:value-type="float" office:value="855941" table:style-name="ce13">
            <text:p>855.941</text:p>
          </table:table-cell>
          <table:table-cell office:value-type="float" office:value="838647" table:style-name="ce13">
            <text:p>838.647</text:p>
          </table:table-cell>
          <table:table-cell office:value-type="float" office:value="6384" table:style-name="ce13">
            <text:p>6.384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56279" table:style-name="ce14">
            <text:p>3.156.279</text:p>
          </table:table-cell>
          <table:table-cell office:value-type="percentage" office:value="0.89594730387982424" table:style-name="ce15">
            <text:p>89,6%</text:p>
          </table:table-cell>
          <table:table-cell office:value-type="float" office:value="1677664" table:style-name="ce13">
            <text:p>1.677.664</text:p>
          </table:table-cell>
          <table:table-cell office:value-type="float" office:value="1637217" table:style-name="ce13">
            <text:p>1.637.217</text:p>
          </table:table-cell>
          <table:table-cell office:value-type="float" office:value="13307" table:style-name="ce13">
            <text:p>13.307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1434" table:style-name="ce14">
            <text:p>921.434</text:p>
          </table:table-cell>
          <table:table-cell office:value-type="percentage" office:value="0.93111291879083069" table:style-name="ce15">
            <text:p>93,1%</text:p>
          </table:table-cell>
          <table:table-cell office:value-type="float" office:value="482105" table:style-name="ce13">
            <text:p>482.105</text:p>
          </table:table-cell>
          <table:table-cell office:value-type="float" office:value="476200" table:style-name="ce13">
            <text:p>476.200</text:p>
          </table:table-cell>
          <table:table-cell office:value-type="float" office:value="7635" table:style-name="ce13">
            <text:p>7.635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3355" table:style-name="ce14">
            <text:p>3.793.355</text:p>
          </table:table-cell>
          <table:table-cell office:value-type="percentage" office:value="0.96959097212015877" table:style-name="ce15">
            <text:p>97,0%</text:p>
          </table:table-cell>
          <table:table-cell office:value-type="float" office:value="1999544" table:style-name="ce13">
            <text:p>1.999.544</text:p>
          </table:table-cell>
          <table:table-cell office:value-type="float" office:value="1959795" table:style-name="ce13">
            <text:p>1.959.79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6412" table:style-name="ce14">
            <text:p>3.026.412</text:p>
          </table:table-cell>
          <table:table-cell office:value-type="percentage" office:value="0.92627873950197104" table:style-name="ce15">
            <text:p>92,6%</text:p>
          </table:table-cell>
          <table:table-cell office:value-type="float" office:value="1617430" table:style-name="ce13">
            <text:p>1.617.430</text:p>
          </table:table-cell>
          <table:table-cell office:value-type="float" office:value="1556739" table:style-name="ce13">
            <text:p>1.556.739</text:p>
          </table:table-cell>
          <table:table-cell office:value-type="float" office:value="22251" table:style-name="ce13">
            <text:p>22.251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56589" table:style-name="ce14">
            <text:p>11.156.589</text:p>
          </table:table-cell>
          <table:table-cell office:value-type="percentage" office:value="0.94042008157856805" table:style-name="ce15">
            <text:p>94,0%</text:p>
          </table:table-cell>
          <table:table-cell office:value-type="float" office:value="5964890" table:style-name="ce13">
            <text:p>5.964.890</text:p>
          </table:table-cell>
          <table:table-cell office:value-type="float" office:value="5834629" table:style-name="ce13">
            <text:p>5.834.629</text:p>
          </table:table-cell>
          <table:table-cell office:value-type="float" office:value="74316" table:style-name="ce13">
            <text:p>74.316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58155" table:style-name="ce14">
            <text:p>7.658.155</text:p>
          </table:table-cell>
          <table:table-cell office:value-type="percentage" office:value="0.94679076817324259" table:style-name="ce15">
            <text:p>94,7%</text:p>
          </table:table-cell>
          <table:table-cell office:value-type="float" office:value="4070720" table:style-name="ce13">
            <text:p>4.070.720</text:p>
          </table:table-cell>
          <table:table-cell office:value-type="float" office:value="4004235" table:style-name="ce13">
            <text:p>4.004.235</text:p>
          </table:table-cell>
          <table:table-cell office:value-type="float" office:value="40978" table:style-name="ce13">
            <text:p>40.978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7879" table:style-name="ce14">
            <text:p>1.707.879</text:p>
          </table:table-cell>
          <table:table-cell office:value-type="percentage" office:value="1.0149182154476979" table:style-name="ce15">
            <text:p>101,5%</text:p>
          </table:table-cell>
          <table:table-cell office:value-type="float" office:value="897276" table:style-name="ce13">
            <text:p>897.276</text:p>
          </table:table-cell>
          <table:table-cell office:value-type="float" office:value="882668" table:style-name="ce13">
            <text:p>882.668</text:p>
          </table:table-cell>
          <table:table-cell office:value-type="float" office:value="18347" table:style-name="ce13">
            <text:p>18.347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78529" table:style-name="ce14">
            <text:p>4.378.529</text:p>
          </table:table-cell>
          <table:table-cell office:value-type="float" office:value="4410361" table:style-name="ce14">
            <text:p>4.410.361</text:p>
          </table:table-cell>
          <table:table-cell office:value-type="percentage" office:value="1.007270021507223" table:style-name="ce15">
            <text:p>100,7%</text:p>
          </table:table-cell>
          <table:table-cell office:value-type="float" office:value="2308278" table:style-name="ce13">
            <text:p>2.308.278</text:p>
          </table:table-cell>
          <table:table-cell office:value-type="float" office:value="2286057" table:style-name="ce13">
            <text:p>2.286.057</text:p>
          </table:table-cell>
          <table:table-cell office:value-type="float" office:value="26680" table:style-name="ce13">
            <text:p>26.680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2814" table:style-name="ce14">
            <text:p>482.814</text:p>
          </table:table-cell>
          <table:table-cell office:value-type="percentage" office:value="0.94564648967320519" table:style-name="ce15">
            <text:p>94,6%</text:p>
          </table:table-cell>
          <table:table-cell office:value-type="float" office:value="260155" table:style-name="ce13">
            <text:p>260.155</text:p>
          </table:table-cell>
          <table:table-cell office:value-type="float" office:value="254737" table:style-name="ce13">
            <text:p>254.737</text:p>
          </table:table-cell>
          <table:table-cell office:value-type="float" office:value="3603" table:style-name="ce13">
            <text:p>3.603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29" table:style-name="ce14">
            <text:p>10.831.929</text:p>
          </table:table-cell>
          <table:table-cell office:value-type="float" office:value="9875100" table:style-name="ce14">
            <text:p>9.875.100</text:p>
          </table:table-cell>
          <table:table-cell office:value-type="percentage" office:value="0.91166587225599427" table:style-name="ce15">
            <text:p>91,2%</text:p>
          </table:table-cell>
          <table:table-cell office:value-type="float" office:value="5330514" table:style-name="ce13">
            <text:p>5.330.514</text:p>
          </table:table-cell>
          <table:table-cell office:value-type="float" office:value="5213789" table:style-name="ce13">
            <text:p>5.213.789</text:p>
          </table:table-cell>
          <table:table-cell office:value-type="float" office:value="54584" table:style-name="ce13">
            <text:p>54.584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6592" table:style-name="ce14">
            <text:p>2.226.592</text:p>
          </table:table-cell>
          <table:table-cell office:value-type="percentage" office:value="0.92498135781569679" table:style-name="ce15">
            <text:p>92,5%</text:p>
          </table:table-cell>
          <table:table-cell office:value-type="float" office:value="1189410" table:style-name="ce13">
            <text:p>1.189.410</text:p>
          </table:table-cell>
          <table:table-cell office:value-type="float" office:value="1157028" table:style-name="ce13">
            <text:p>1.157.028</text:p>
          </table:table-cell>
          <table:table-cell office:value-type="float" office:value="6209" table:style-name="ce13">
            <text:p>6.209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2450" table:style-name="ce14">
            <text:p>982.450</text:p>
          </table:table-cell>
          <table:table-cell office:value-type="percentage" office:value="0.93908762874280116" table:style-name="ce15">
            <text:p>93,9%</text:p>
          </table:table-cell>
          <table:table-cell office:value-type="float" office:value="527406" table:style-name="ce13">
            <text:p>527.406</text:p>
          </table:table-cell>
          <table:table-cell office:value-type="float" office:value="520681" table:style-name="ce13">
            <text:p>520.681</text:p>
          </table:table-cell>
          <table:table-cell office:value-type="float" office:value="3282" table:style-name="ce13">
            <text:p>3.282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7963" table:style-name="ce14">
            <text:p>3.367.963</text:p>
          </table:table-cell>
          <table:table-cell office:value-type="percentage" office:value="0.91799624947530811" table:style-name="ce15">
            <text:p>91,8%</text:p>
          </table:table-cell>
          <table:table-cell office:value-type="float" office:value="1810852" table:style-name="ce13">
            <text:p>1.810.852</text:p>
          </table:table-cell>
          <table:table-cell office:value-type="float" office:value="1779105" table:style-name="ce13">
            <text:p>1.779.105</text:p>
          </table:table-cell>
          <table:table-cell office:value-type="float" office:value="14328" table:style-name="ce13">
            <text:p>14.328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4750" table:style-name="ce14">
            <text:p>114.750</text:p>
          </table:table-cell>
          <table:table-cell office:value-type="percentage" office:value="0.81829850959138561" table:style-name="ce15">
            <text:p>81,8%</text:p>
          </table:table-cell>
          <table:table-cell office:value-type="float" office:value="62627" table:style-name="ce13">
            <text:p>62.627</text:p>
          </table:table-cell>
          <table:table-cell office:value-type="float" office:value="59842" table:style-name="ce13">
            <text:p>59.842</text:p>
          </table:table-cell>
          <table:table-cell office:value-type="float" office:value="441" table:style-name="ce13">
            <text:p>441</text:p>
          </table:table-cell>
          <table:table-cell office:value-type="date" office:date-value="2021-10-25T00:00:00" table:style-name="ce16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137" table:style-name="ce14">
            <text:p>102.137</text:p>
          </table:table-cell>
          <table:table-cell office:value-type="percentage" office:value="0.7238625088589653" table:style-name="ce15">
            <text:p>72,4%</text:p>
          </table:table-cell>
          <table:table-cell office:value-type="float" office:value="57277" table:style-name="ce13">
            <text:p>57.277</text:p>
          </table:table-cell>
          <table:table-cell office:value-type="float" office:value="54764" table:style-name="ce13">
            <text:p>54.764</text:p>
          </table:table-cell>
          <table:table-cell office:value-type="float" office:value="218" table:style-name="ce13">
            <text:p>218</text:p>
          </table:table-cell>
          <table:table-cell office:value-type="date" office:date-value="2021-10-25T00:00:00" table:style-name="ce17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42" table:style-name="ce14">
            <text:p>173.042</text:p>
          </table:table-cell>
          <table:table-cell office:value-type="percentage" office:value="0.81532053637897073" table:style-name="ce15">
            <text:p>81,5%</text:p>
          </table:table-cell>
          <table:table-cell office:value-type="float" office:value="92845" table:style-name="ce13">
            <text:p>92.845</text:p>
          </table:table-cell>
          <table:table-cell office:value-type="float" office:value="86781" table:style-name="ce13">
            <text:p>86.781</text:p>
          </table:table-cell>
          <table:table-cell office:value-type="float" office:value="0" table:style-name="ce13">
            <text:p>0</text:p>
          </table:table-cell>
          <table:table-cell office:value-type="date" office:date-value="2021-10-21T00:00:00" table:style-name="ce17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140" table:style-name="ce13">
            <text:p>4.140</text:p>
          </table:table-cell>
          <table:table-cell office:value-type="float" office:value="9050" table:style-name="ce14">
            <text:p>9.050</text:p>
          </table:table-cell>
          <table:table-cell office:value-type="float" office:value="6986" table:style-name="ce14">
            <text:p>6.986</text:p>
          </table:table-cell>
          <table:table-cell office:value-type="percentage" office:value="0.77193370165745856" table:style-name="ce15">
            <text:p>77,2%</text:p>
          </table:table-cell>
          <table:table-cell office:value-type="float" office:value="5249" table:style-name="ce13">
            <text:p>5.249</text:p>
          </table:table-cell>
          <table:table-cell office:value-type="float" office:value="5016" table:style-name="ce13">
            <text:p>5.0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5T00:00:00" table:style-name="ce17">
            <text:p>25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72860" table:style-name="ce20">
            <text:p>10.772.860</text:p>
          </table:table-cell>
          <table:table-cell office:value-type="float" office:value="9117110" table:style-name="ce21">
            <text:p>9.117.110</text:p>
          </table:table-cell>
          <table:table-cell office:value-type="float" office:value="2161615" table:style-name="ce22">
            <text:p>2.161.615</text:p>
          </table:table-cell>
          <table:table-cell office:value-type="float" office:value="75668176" table:style-name="ce23">
            <text:p>75.668.176</text:p>
          </table:table-cell>
          <table:table-cell office:value-type="float" office:value="71366561" table:style-name="ce23">
            <text:p>71.366.561</text:p>
          </table:table-cell>
          <table:table-cell office:value-type="percentage" office:value="0.94315159651793379" table:style-name="ce24">
            <text:p>94,3%</text:p>
          </table:table-cell>
          <table:table-cell office:value-type="float" office:value="37988609" table:style-name="ce23">
            <text:p>37.988.609</text:p>
          </table:table-cell>
          <table:table-cell office:value-type="float" office:value="37250048" table:style-name="ce23">
            <text:p>37.250.048</text:p>
          </table:table-cell>
          <table:table-cell office:value-type="float" office:value="483728" table:style-name="ce23">
            <text:p>483.72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39164" table:style-name="ce31">
            <text:p>6.839.164</text:p>
          </table:table-cell>
          <table:table-cell office:value-type="percentage" office:value="0.91776529040958943" table:style-name="ce32">
            <text:p>91,8%</text:p>
          </table:table-cell>
          <table:table-cell office:value-type="float" office:value="6731138" table:style-name="ce31">
            <text:p>6.731.138</text:p>
          </table:table-cell>
          <table:table-cell office:value-type="percentage" office:value="0.90326899915794134" table:style-name="ce32">
            <text:p>90,3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5741" table:style-name="ce31">
            <text:p>1.065.741</text:p>
          </table:table-cell>
          <table:table-cell office:value-type="percentage" office:value="0.89925780544647271" table:style-name="ce32">
            <text:p>89,9%</text:p>
          </table:table-cell>
          <table:table-cell office:value-type="float" office:value="1046339" table:style-name="ce31">
            <text:p>1.046.339</text:p>
          </table:table-cell>
          <table:table-cell office:value-type="percentage" office:value="0.88288666091766843" table:style-name="ce32">
            <text:p>88,3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521" table:style-name="ce31">
            <text:p>873.521</text:p>
          </table:table-cell>
          <table:table-cell office:value-type="percentage" office:value="0.93532042654297387" table:style-name="ce32">
            <text:p>93,5%</text:p>
          </table:table-cell>
          <table:table-cell office:value-type="float" office:value="864641" table:style-name="ce31">
            <text:p>864.641</text:p>
          </table:table-cell>
          <table:table-cell office:value-type="percentage" office:value="0.92581218874708626" table:style-name="ce32">
            <text:p>92,6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5941" table:style-name="ce31">
            <text:p>855.941</text:p>
          </table:table-cell>
          <table:table-cell office:value-type="percentage" office:value="0.82710241992449274" table:style-name="ce32">
            <text:p>82,7%</text:p>
          </table:table-cell>
          <table:table-cell office:value-type="float" office:value="838647" table:style-name="ce31">
            <text:p>838.647</text:p>
          </table:table-cell>
          <table:table-cell office:value-type="percentage" office:value="0.81039109373475049" table:style-name="ce32">
            <text:p>81,0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7664" table:style-name="ce31">
            <text:p>1.677.664</text:p>
          </table:table-cell>
          <table:table-cell office:value-type="percentage" office:value="0.85561314052511916" table:style-name="ce32">
            <text:p>85,6%</text:p>
          </table:table-cell>
          <table:table-cell office:value-type="float" office:value="1637217" table:style-name="ce31">
            <text:p>1.637.217</text:p>
          </table:table-cell>
          <table:table-cell office:value-type="percentage" office:value="0.83498506202142619" table:style-name="ce32">
            <text:p>83,5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105" table:style-name="ce31">
            <text:p>482.105</text:p>
          </table:table-cell>
          <table:table-cell office:value-type="percentage" office:value="0.9198247752930111" table:style-name="ce32">
            <text:p>92,0%</text:p>
          </table:table-cell>
          <table:table-cell office:value-type="float" office:value="476200" table:style-name="ce31">
            <text:p>476.200</text:p>
          </table:table-cell>
          <table:table-cell office:value-type="percentage" office:value="0.90855842190919378" table:style-name="ce32">
            <text:p>90,9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9544" table:style-name="ce31">
            <text:p>1.999.544</text:p>
          </table:table-cell>
          <table:table-cell office:value-type="percentage" office:value="0.9188012606990088" table:style-name="ce32">
            <text:p>91,9%</text:p>
          </table:table-cell>
          <table:table-cell office:value-type="float" office:value="1959795" table:style-name="ce31">
            <text:p>1.959.795</text:p>
          </table:table-cell>
          <table:table-cell office:value-type="percentage" office:value="0.90053638065059527" table:style-name="ce32">
            <text:p>90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7430" table:style-name="ce31">
            <text:p>1.617.430</text:p>
          </table:table-cell>
          <table:table-cell office:value-type="percentage" office:value="0.89420848481631854" table:style-name="ce32">
            <text:p>89,4%</text:p>
          </table:table-cell>
          <table:table-cell office:value-type="float" office:value="1556739" table:style-name="ce31">
            <text:p>1.556.739</text:p>
          </table:table-cell>
          <table:table-cell office:value-type="percentage" office:value="0.86065500358251734" table:style-name="ce32">
            <text:p>86,1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64890" table:style-name="ce31">
            <text:p>5.964.890</text:p>
          </table:table-cell>
          <table:table-cell office:value-type="percentage" office:value="0.86845913726129675" table:style-name="ce32">
            <text:p>86,8%</text:p>
          </table:table-cell>
          <table:table-cell office:value-type="float" office:value="5834629" table:style-name="ce31">
            <text:p>5.834.629</text:p>
          </table:table-cell>
          <table:table-cell office:value-type="percentage" office:value="0.84949376561508128" table:style-name="ce32">
            <text:p>84,9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0720" table:style-name="ce31">
            <text:p>4.070.720</text:p>
          </table:table-cell>
          <table:table-cell office:value-type="percentage" office:value="0.90693041865816304" table:style-name="ce32">
            <text:p>90,7%</text:p>
          </table:table-cell>
          <table:table-cell office:value-type="float" office:value="4004235" table:style-name="ce31">
            <text:p>4.004.235</text:p>
          </table:table-cell>
          <table:table-cell office:value-type="percentage" office:value="0.8921179852595289" table:style-name="ce32">
            <text:p>89,2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276" table:style-name="ce31">
            <text:p>897.276</text:p>
          </table:table-cell>
          <table:table-cell office:value-type="percentage" office:value="0.94109626540610447" table:style-name="ce32">
            <text:p>94,1%</text:p>
          </table:table-cell>
          <table:table-cell office:value-type="float" office:value="882668" table:style-name="ce31">
            <text:p>882.668</text:p>
          </table:table-cell>
          <table:table-cell office:value-type="percentage" office:value="0.92577485455252939" table:style-name="ce32">
            <text:p>92,6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8278" table:style-name="ce31">
            <text:p>2.308.278</text:p>
          </table:table-cell>
          <table:table-cell office:value-type="percentage" office:value="0.94042812030326373" table:style-name="ce32">
            <text:p>94,0%</text:p>
          </table:table-cell>
          <table:table-cell office:value-type="float" office:value="2286057" table:style-name="ce31">
            <text:p>2.286.057</text:p>
          </table:table-cell>
          <table:table-cell office:value-type="percentage" office:value="0.93137494158680989" table:style-name="ce32">
            <text:p>93,1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155" table:style-name="ce31">
            <text:p>260.155</text:p>
          </table:table-cell>
          <table:table-cell office:value-type="percentage" office:value="0.91613550727189497" table:style-name="ce32">
            <text:p>91,6%</text:p>
          </table:table-cell>
          <table:table-cell office:value-type="float" office:value="254737" table:style-name="ce31">
            <text:p>254.737</text:p>
          </table:table-cell>
          <table:table-cell office:value-type="percentage" office:value="0.89705602704511045" table:style-name="ce32">
            <text:p>89,7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0514" table:style-name="ce31">
            <text:p>5.330.514</text:p>
          </table:table-cell>
          <table:table-cell office:value-type="percentage" office:value="0.89169792187505492" table:style-name="ce32">
            <text:p>89,2%</text:p>
          </table:table-cell>
          <table:table-cell office:value-type="float" office:value="5213789" table:style-name="ce31">
            <text:p>5.213.789</text:p>
          </table:table-cell>
          <table:table-cell office:value-type="percentage" office:value="0.87217195497376432" table:style-name="ce32">
            <text:p>87,2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9410" table:style-name="ce31">
            <text:p>1.189.410</text:p>
          </table:table-cell>
          <table:table-cell office:value-type="percentage" office:value="0.90785162162430344" table:style-name="ce32">
            <text:p>90,8%</text:p>
          </table:table-cell>
          <table:table-cell office:value-type="float" office:value="1157028" table:style-name="ce31">
            <text:p>1.157.028</text:p>
          </table:table-cell>
          <table:table-cell office:value-type="percentage" office:value="0.88313512251008863" table:style-name="ce32">
            <text:p>88,3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406" table:style-name="ce31">
            <text:p>527.406</text:p>
          </table:table-cell>
          <table:table-cell office:value-type="percentage" office:value="0.90720284026599973" table:style-name="ce32">
            <text:p>90,7%</text:p>
          </table:table-cell>
          <table:table-cell office:value-type="float" office:value="520681" table:style-name="ce31">
            <text:p>520.681</text:p>
          </table:table-cell>
          <table:table-cell office:value-type="percentage" office:value="0.89563501756244901" table:style-name="ce32">
            <text:p>89,6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0852" table:style-name="ce31">
            <text:p>1.810.852</text:p>
          </table:table-cell>
          <table:table-cell office:value-type="percentage" office:value="0.91275404585716424" table:style-name="ce32">
            <text:p>91,3%</text:p>
          </table:table-cell>
          <table:table-cell office:value-type="float" office:value="1779105" table:style-name="ce31">
            <text:p>1.779.105</text:p>
          </table:table-cell>
          <table:table-cell office:value-type="percentage" office:value="0.89675207402632029" table:style-name="ce32">
            <text:p>89,7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627" table:style-name="ce31">
            <text:p>62.627</text:p>
          </table:table-cell>
          <table:table-cell office:value-type="percentage" office:value="0.88250546043824418" table:style-name="ce32">
            <text:p>88,3%</text:p>
          </table:table-cell>
          <table:table-cell office:value-type="float" office:value="59842" table:style-name="ce31">
            <text:p>59.842</text:p>
          </table:table-cell>
          <table:table-cell office:value-type="percentage" office:value="0.84326076234763614" table:style-name="ce32">
            <text:p>84,3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277" table:style-name="ce31">
            <text:p>57.277</text:p>
          </table:table-cell>
          <table:table-cell office:value-type="percentage" office:value="0.80754860631353365" table:style-name="ce32">
            <text:p>80,8%</text:p>
          </table:table-cell>
          <table:table-cell office:value-type="float" office:value="54764" table:style-name="ce31">
            <text:p>54.764</text:p>
          </table:table-cell>
          <table:table-cell office:value-type="percentage" office:value="0.77211781127074319" table:style-name="ce32">
            <text:p>77,2%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45" table:style-name="ce31">
            <text:p>92.845</text:p>
          </table:table-cell>
          <table:table-cell office:value-type="string" table:style-name="ce32">
            <text:p>-</text:p>
          </table:table-cell>
          <table:table-cell office:value-type="float" office:value="86781" table:style-name="ce31">
            <text:p>86.781</text:p>
          </table:table-cell>
          <table:table-cell office:value-type="string" table:style-name="ce32">
            <text:p>-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249" table:style-name="ce31">
            <text:p>5.249</text:p>
          </table:table-cell>
          <table:table-cell office:value-type="string" table:style-name="ce32">
            <text:p>-</text:p>
          </table:table-cell>
          <table:table-cell office:value-type="float" office:value="5016" table:style-name="ce31">
            <text:p>5.016</text:p>
          </table:table-cell>
          <table:table-cell office:value-type="string" table:style-name="ce32">
            <text:p>-</text:p>
          </table:table-cell>
          <table:table-cell office:value-type="date" office:date-value="2021-10-25T00:00:00" table:style-name="ce33">
            <text:p>25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88609" table:style-name="ce34">
            <text:p>37.988.609</text:p>
          </table:table-cell>
          <table:table-cell office:value-type="percentage" office:value="0.90191749837908874" table:style-name="ce24">
            <text:p>90,2%</text:p>
          </table:table-cell>
          <table:table-cell office:value-type="float" office:value="37250048" table:style-name="ce34">
            <text:p>37.250.048</text:p>
          </table:table-cell>
          <table:table-cell office:value-type="percentage" office:value="0.88438273974866988" table:style-name="ce24">
            <text:p>88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772" table:style-name="ce43">
            <text:p>433.772</text:p>
          </table:table-cell>
          <table:table-cell office:value-type="percentage" office:value="1" table:style-name="ce44">
            <text:p>100,0%</text:p>
          </table:table-cell>
          <table:table-cell office:value-type="float" office:value="653517" table:style-name="ce43">
            <text:p>653.517</text:p>
          </table:table-cell>
          <table:table-cell office:value-type="percentage" office:value="1" table:style-name="ce44">
            <text:p>100,0%</text:p>
          </table:table-cell>
          <table:table-cell office:value-type="float" office:value="928949" table:style-name="ce43">
            <text:p>928.949</text:p>
          </table:table-cell>
          <table:table-cell office:value-type="percentage" office:value="1" table:style-name="ce44">
            <text:p>100,0%</text:p>
          </table:table-cell>
          <table:table-cell office:value-type="float" office:value="1215218" table:style-name="ce43">
            <text:p>1.215.218</text:p>
          </table:table-cell>
          <table:table-cell office:value-type="percentage" office:value="0.96063069308730842" table:style-name="ce44">
            <text:p>96,1%</text:p>
          </table:table-cell>
          <table:table-cell office:value-type="float" office:value="1249768" table:style-name="ce43">
            <text:p>1.249.768</text:p>
          </table:table-cell>
          <table:table-cell office:value-type="percentage" office:value="0.90228529926056633" table:style-name="ce44">
            <text:p>90,2%</text:p>
          </table:table-cell>
          <table:table-cell office:value-type="float" office:value="928219" table:style-name="ce43">
            <text:p>928.219</text:p>
          </table:table-cell>
          <table:table-cell office:value-type="percentage" office:value="0.81407223361868841" table:style-name="ce44">
            <text:p>81,4%</text:p>
          </table:table-cell>
          <table:table-cell office:value-type="float" office:value="764684" table:style-name="ce43">
            <text:p>764.684</text:p>
          </table:table-cell>
          <table:table-cell office:value-type="percentage" office:value="0.82341666379518275" table:style-name="ce44">
            <text:p>82,3%</text:p>
          </table:table-cell>
          <table:table-cell office:value-type="float" office:value="665037" table:style-name="ce43">
            <text:p>665.037</text:p>
          </table:table-cell>
          <table:table-cell office:value-type="percentage" office:value="0.88329235881722445" table:style-name="ce44">
            <text:p>88,3%</text:p>
          </table:table-cell>
          <table:table-cell office:value-type="float" office:value="6839164" table:style-name="ce43">
            <text:p>6.839.16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76529040958943" table:style-name="ce44">
            <text:p>91,8%</text:p>
          </table:table-cell>
          <table:table-cell office:value-type="percentage" office:value="0.80799053826663192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61" table:style-name="ce46">
            <text:p>101.261</text:p>
          </table:table-cell>
          <table:table-cell office:value-type="percentage" office:value="1" table:style-name="ce47">
            <text:p>100,0%</text:p>
          </table:table-cell>
          <table:table-cell office:value-type="float" office:value="119275" table:style-name="ce46">
            <text:p>119.275</text:p>
          </table:table-cell>
          <table:table-cell office:value-type="percentage" office:value="1" table:style-name="ce47">
            <text:p>100,0%</text:p>
          </table:table-cell>
          <table:table-cell office:value-type="float" office:value="154538" table:style-name="ce46">
            <text:p>154.538</text:p>
          </table:table-cell>
          <table:table-cell office:value-type="percentage" office:value="0.98830315859484419" table:style-name="ce47">
            <text:p>98,8%</text:p>
          </table:table-cell>
          <table:table-cell office:value-type="float" office:value="185958" table:style-name="ce46">
            <text:p>185.958</text:p>
          </table:table-cell>
          <table:table-cell office:value-type="percentage" office:value="0.93792178184862762" table:style-name="ce47">
            <text:p>93,8%</text:p>
          </table:table-cell>
          <table:table-cell office:value-type="float" office:value="187718" table:style-name="ce46">
            <text:p>187.718</text:p>
          </table:table-cell>
          <table:table-cell office:value-type="percentage" office:value="0.8733385130011212" table:style-name="ce47">
            <text:p>87,3%</text:p>
          </table:table-cell>
          <table:table-cell office:value-type="float" office:value="125402" table:style-name="ce46">
            <text:p>125.402</text:p>
          </table:table-cell>
          <table:table-cell office:value-type="percentage" office:value="0.76331519423444483" table:style-name="ce47">
            <text:p>76,3%</text:p>
          </table:table-cell>
          <table:table-cell office:value-type="float" office:value="103667" table:style-name="ce46">
            <text:p>103.667</text:p>
          </table:table-cell>
          <table:table-cell office:value-type="percentage" office:value="0.79498623476813823" table:style-name="ce47">
            <text:p>79,5%</text:p>
          </table:table-cell>
          <table:table-cell office:value-type="float" office:value="87922" table:style-name="ce46">
            <text:p>87.922</text:p>
          </table:table-cell>
          <table:table-cell office:value-type="percentage" office:value="0.8527092688320127" table:style-name="ce47">
            <text:p>85,3%</text:p>
          </table:table-cell>
          <table:table-cell office:value-type="float" office:value="1065741" table:style-name="ce46">
            <text:p>1.065.74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25780544647271" table:style-name="ce47">
            <text:p>89,9%</text:p>
          </table:table-cell>
          <table:table-cell office:value-type="percentage" office:value="0.8016761058259007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8" table:style-name="ce46">
            <text:p>88.958</text:p>
          </table:table-cell>
          <table:table-cell office:value-type="percentage" office:value="1" table:style-name="ce47">
            <text:p>100,0%</text:p>
          </table:table-cell>
          <table:table-cell office:value-type="float" office:value="114361" table:style-name="ce46">
            <text:p>114.361</text:p>
          </table:table-cell>
          <table:table-cell office:value-type="percentage" office:value="1" table:style-name="ce47">
            <text:p>100,0%</text:p>
          </table:table-cell>
          <table:table-cell office:value-type="float" office:value="148197" table:style-name="ce46">
            <text:p>148.197</text:p>
          </table:table-cell>
          <table:table-cell office:value-type="percentage" office:value="0.99027744366931281" table:style-name="ce47">
            <text:p>99,0%</text:p>
          </table:table-cell>
          <table:table-cell office:value-type="float" office:value="153191" table:style-name="ce46">
            <text:p>153.191</text:p>
          </table:table-cell>
          <table:table-cell office:value-type="percentage" office:value="0.94187340526914443" table:style-name="ce47">
            <text:p>94,2%</text:p>
          </table:table-cell>
          <table:table-cell office:value-type="float" office:value="150660" table:style-name="ce46">
            <text:p>150.660</text:p>
          </table:table-cell>
          <table:table-cell office:value-type="percentage" office:value="0.90219350511698093" table:style-name="ce47">
            <text:p>90,2%</text:p>
          </table:table-cell>
          <table:table-cell office:value-type="float" office:value="90974" table:style-name="ce46">
            <text:p>90.974</text:p>
          </table:table-cell>
          <table:table-cell office:value-type="percentage" office:value="0.79487291504661384" table:style-name="ce47">
            <text:p>79,5%</text:p>
          </table:table-cell>
          <table:table-cell office:value-type="float" office:value="66633" table:style-name="ce46">
            <text:p>66.633</text:p>
          </table:table-cell>
          <table:table-cell office:value-type="percentage" office:value="0.84227225038237419" table:style-name="ce47">
            <text:p>84,2%</text:p>
          </table:table-cell>
          <table:table-cell office:value-type="float" office:value="60547" table:style-name="ce46">
            <text:p>60.547</text:p>
          </table:table-cell>
          <table:table-cell office:value-type="percentage" office:value="0.94604687499999995" table:style-name="ce47">
            <text:p>94,6%</text:p>
          </table:table-cell>
          <table:table-cell office:value-type="float" office:value="873521" table:style-name="ce46">
            <text:p>873.52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32042654297387" table:style-name="ce47">
            <text:p>93,5%</text:p>
          </table:table-cell>
          <table:table-cell office:value-type="percentage" office:value="0.85741531080189715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89" table:style-name="ce46">
            <text:p>51.489</text:p>
          </table:table-cell>
          <table:table-cell office:value-type="percentage" office:value="1" table:style-name="ce47">
            <text:p>100,0%</text:p>
          </table:table-cell>
          <table:table-cell office:value-type="float" office:value="79250" table:style-name="ce46">
            <text:p>79.250</text:p>
          </table:table-cell>
          <table:table-cell office:value-type="percentage" office:value="0.98427641710964275" table:style-name="ce47">
            <text:p>98,4%</text:p>
          </table:table-cell>
          <table:table-cell office:value-type="float" office:value="110322" table:style-name="ce46">
            <text:p>110.322</text:p>
          </table:table-cell>
          <table:table-cell office:value-type="percentage" office:value="0.94106507664354988" table:style-name="ce47">
            <text:p>94,1%</text:p>
          </table:table-cell>
          <table:table-cell office:value-type="float" office:value="150170" table:style-name="ce46">
            <text:p>150.170</text:p>
          </table:table-cell>
          <table:table-cell office:value-type="percentage" office:value="0.90574618358595149" table:style-name="ce47">
            <text:p>90,6%</text:p>
          </table:table-cell>
          <table:table-cell office:value-type="float" office:value="167389" table:style-name="ce46">
            <text:p>167.389</text:p>
          </table:table-cell>
          <table:table-cell office:value-type="percentage" office:value="0.81189007236676169" table:style-name="ce47">
            <text:p>81,2%</text:p>
          </table:table-cell>
          <table:table-cell office:value-type="float" office:value="126166" table:style-name="ce46">
            <text:p>126.166</text:p>
          </table:table-cell>
          <table:table-cell office:value-type="percentage" office:value="0.69250824702091807" table:style-name="ce47">
            <text:p>69,3%</text:p>
          </table:table-cell>
          <table:table-cell office:value-type="float" office:value="96820" table:style-name="ce46">
            <text:p>96.820</text:p>
          </table:table-cell>
          <table:table-cell office:value-type="percentage" office:value="0.70188919980861519" table:style-name="ce47">
            <text:p>70,2%</text:p>
          </table:table-cell>
          <table:table-cell office:value-type="float" office:value="74335" table:style-name="ce46">
            <text:p>74.335</text:p>
          </table:table-cell>
          <table:table-cell office:value-type="percentage" office:value="0.77854000837871806" table:style-name="ce47">
            <text:p>77,9%</text:p>
          </table:table-cell>
          <table:table-cell office:value-type="float" office:value="855941" table:style-name="ce46">
            <text:p>855.94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10241992449274" table:style-name="ce47">
            <text:p>82,7%</text:p>
          </table:table-cell>
          <table:table-cell office:value-type="percentage" office:value="0.73060997334284783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58" table:style-name="ce46">
            <text:p>93.058</text:p>
          </table:table-cell>
          <table:table-cell office:value-type="percentage" office:value="1" table:style-name="ce47">
            <text:p>100,0%</text:p>
          </table:table-cell>
          <table:table-cell office:value-type="float" office:value="151411" table:style-name="ce46">
            <text:p>151.411</text:p>
          </table:table-cell>
          <table:table-cell office:value-type="percentage" office:value="0.97980987633549255" table:style-name="ce47">
            <text:p>98,0%</text:p>
          </table:table-cell>
          <table:table-cell office:value-type="float" office:value="224510" table:style-name="ce46">
            <text:p>224.510</text:p>
          </table:table-cell>
          <table:table-cell office:value-type="percentage" office:value="0.95498783454987834" table:style-name="ce47">
            <text:p>95,5%</text:p>
          </table:table-cell>
          <table:table-cell office:value-type="float" office:value="320707" table:style-name="ce46">
            <text:p>320.707</text:p>
          </table:table-cell>
          <table:table-cell office:value-type="percentage" office:value="0.91496724791162642" table:style-name="ce47">
            <text:p>91,5%</text:p>
          </table:table-cell>
          <table:table-cell office:value-type="float" office:value="317892" table:style-name="ce46">
            <text:p>317.892</text:p>
          </table:table-cell>
          <table:table-cell office:value-type="percentage" office:value="0.81946979305224732" table:style-name="ce47">
            <text:p>81,9%</text:p>
          </table:table-cell>
          <table:table-cell office:value-type="float" office:value="229466" table:style-name="ce46">
            <text:p>229.466</text:p>
          </table:table-cell>
          <table:table-cell office:value-type="percentage" office:value="0.73798941254414119" table:style-name="ce47">
            <text:p>73,8%</text:p>
          </table:table-cell>
          <table:table-cell office:value-type="float" office:value="187792" table:style-name="ce46">
            <text:p>187.792</text:p>
          </table:table-cell>
          <table:table-cell office:value-type="percentage" office:value="0.74595230150785707" table:style-name="ce47">
            <text:p>74,6%</text:p>
          </table:table-cell>
          <table:table-cell office:value-type="float" office:value="152828" table:style-name="ce46">
            <text:p>152.828</text:p>
          </table:table-cell>
          <table:table-cell office:value-type="percentage" office:value="0.85000305900543394" table:style-name="ce47">
            <text:p>85,0%</text:p>
          </table:table-cell>
          <table:table-cell office:value-type="float" office:value="1677664" table:style-name="ce46">
            <text:p>1.677.66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561314052511916" table:style-name="ce47">
            <text:p>85,6%</text:p>
          </table:table-cell>
          <table:table-cell office:value-type="percentage" office:value="0.77100230152135707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6" table:style-name="ce46">
            <text:p>42.316</text:p>
          </table:table-cell>
          <table:table-cell office:value-type="percentage" office:value="1" table:style-name="ce47">
            <text:p>100,0%</text:p>
          </table:table-cell>
          <table:table-cell office:value-type="float" office:value="55918" table:style-name="ce46">
            <text:p>55.918</text:p>
          </table:table-cell>
          <table:table-cell office:value-type="percentage" office:value="1" table:style-name="ce47">
            <text:p>100,0%</text:p>
          </table:table-cell>
          <table:table-cell office:value-type="float" office:value="76663" table:style-name="ce46">
            <text:p>76.663</text:p>
          </table:table-cell>
          <table:table-cell office:value-type="percentage" office:value="0.99118236472945886" table:style-name="ce47">
            <text:p>99,1%</text:p>
          </table:table-cell>
          <table:table-cell office:value-type="float" office:value="84269" table:style-name="ce46">
            <text:p>84.269</text:p>
          </table:table-cell>
          <table:table-cell office:value-type="percentage" office:value="0.93669690098261527" table:style-name="ce47">
            <text:p>93,7%</text:p>
          </table:table-cell>
          <table:table-cell office:value-type="float" office:value="87989" table:style-name="ce46">
            <text:p>87.989</text:p>
          </table:table-cell>
          <table:table-cell office:value-type="percentage" office:value="0.89996829260808642" table:style-name="ce47">
            <text:p>90,0%</text:p>
          </table:table-cell>
          <table:table-cell office:value-type="float" office:value="54628" table:style-name="ce46">
            <text:p>54.628</text:p>
          </table:table-cell>
          <table:table-cell office:value-type="percentage" office:value="0.77516211882564956" table:style-name="ce47">
            <text:p>77,5%</text:p>
          </table:table-cell>
          <table:table-cell office:value-type="float" office:value="41104" table:style-name="ce46">
            <text:p>41.104</text:p>
          </table:table-cell>
          <table:table-cell office:value-type="percentage" office:value="0.81386001386001383" table:style-name="ce47">
            <text:p>81,4%</text:p>
          </table:table-cell>
          <table:table-cell office:value-type="float" office:value="39218" table:style-name="ce46">
            <text:p>39.218</text:p>
          </table:table-cell>
          <table:table-cell office:value-type="percentage" office:value="0.89206833018674792" table:style-name="ce47">
            <text:p>89,2%</text:p>
          </table:table-cell>
          <table:table-cell office:value-type="float" office:value="482105" table:style-name="ce46">
            <text:p>482.10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8247752930111" table:style-name="ce47">
            <text:p>92,0%</text:p>
          </table:table-cell>
          <table:table-cell office:value-type="percentage" office:value="0.82707302219057999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22" table:style-name="ce46">
            <text:p>229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2" table:style-name="ce46">
            <text:p>250.482</text:p>
          </table:table-cell>
          <table:table-cell office:value-type="percentage" office:value="1" table:style-name="ce47">
            <text:p>100,0%</text:p>
          </table:table-cell>
          <table:table-cell office:value-type="float" office:value="320391" table:style-name="ce46">
            <text:p>32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352744" table:style-name="ce46">
            <text:p>352.744</text:p>
          </table:table-cell>
          <table:table-cell office:value-type="percentage" office:value="0.92541221223847314" table:style-name="ce47">
            <text:p>92,5%</text:p>
          </table:table-cell>
          <table:table-cell office:value-type="float" office:value="320181" table:style-name="ce46">
            <text:p>320.181</text:p>
          </table:table-cell>
          <table:table-cell office:value-type="percentage" office:value="0.88130083538624571" table:style-name="ce47">
            <text:p>88,1%</text:p>
          </table:table-cell>
          <table:table-cell office:value-type="float" office:value="211575" table:style-name="ce46">
            <text:p>211.575</text:p>
          </table:table-cell>
          <table:table-cell office:value-type="percentage" office:value="0.79009869931997179" table:style-name="ce47">
            <text:p>79,0%</text:p>
          </table:table-cell>
          <table:table-cell office:value-type="float" office:value="172099" table:style-name="ce46">
            <text:p>172.099</text:p>
          </table:table-cell>
          <table:table-cell office:value-type="percentage" office:value="0.8156118783352132" table:style-name="ce47">
            <text:p>81,6%</text:p>
          </table:table-cell>
          <table:table-cell office:value-type="float" office:value="142750" table:style-name="ce46">
            <text:p>142.750</text:p>
          </table:table-cell>
          <table:table-cell office:value-type="percentage" office:value="0.86336200118542172" table:style-name="ce47">
            <text:p>86,3%</text:p>
          </table:table-cell>
          <table:table-cell office:value-type="float" office:value="1999544" table:style-name="ce46">
            <text:p>1.999.5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8012606990088" table:style-name="ce47">
            <text:p>91,9%</text:p>
          </table:table-cell>
          <table:table-cell office:value-type="percentage" office:value="0.8349112579219831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32" table:style-name="ce46">
            <text:p>138.132</text:p>
          </table:table-cell>
          <table:table-cell office:value-type="percentage" office:value="1" table:style-name="ce47">
            <text:p>100,0%</text:p>
          </table:table-cell>
          <table:table-cell office:value-type="float" office:value="158372" table:style-name="ce46">
            <text:p>158.372</text:p>
          </table:table-cell>
          <table:table-cell office:value-type="percentage" office:value="0.99541800491511678" table:style-name="ce47">
            <text:p>99,5%</text:p>
          </table:table-cell>
          <table:table-cell office:value-type="float" office:value="222295" table:style-name="ce46">
            <text:p>222.295</text:p>
          </table:table-cell>
          <table:table-cell office:value-type="percentage" office:value="1" table:style-name="ce47">
            <text:p>100,0%</text:p>
          </table:table-cell>
          <table:table-cell office:value-type="float" office:value="286202" table:style-name="ce46">
            <text:p>286.202</text:p>
          </table:table-cell>
          <table:table-cell office:value-type="percentage" office:value="0.93080480554706357" table:style-name="ce47">
            <text:p>93,1%</text:p>
          </table:table-cell>
          <table:table-cell office:value-type="float" office:value="286784" table:style-name="ce46">
            <text:p>286.784</text:p>
          </table:table-cell>
          <table:table-cell office:value-type="percentage" office:value="0.86745209540085599" table:style-name="ce47">
            <text:p>86,7%</text:p>
          </table:table-cell>
          <table:table-cell office:value-type="float" office:value="205098" table:style-name="ce46">
            <text:p>205.098</text:p>
          </table:table-cell>
          <table:table-cell office:value-type="percentage" office:value="0.7713321875434842" table:style-name="ce47">
            <text:p>77,1%</text:p>
          </table:table-cell>
          <table:table-cell office:value-type="float" office:value="172149" table:style-name="ce46">
            <text:p>172.149</text:p>
          </table:table-cell>
          <table:table-cell office:value-type="percentage" office:value="0.78935205351943472" table:style-name="ce47">
            <text:p>78,9%</text:p>
          </table:table-cell>
          <table:table-cell office:value-type="float" office:value="148398" table:style-name="ce46">
            <text:p>148.398</text:p>
          </table:table-cell>
          <table:table-cell office:value-type="percentage" office:value="0.85299933322603638" table:style-name="ce47">
            <text:p>85,3%</text:p>
          </table:table-cell>
          <table:table-cell office:value-type="float" office:value="1617430" table:style-name="ce46">
            <text:p>1.617.43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20848481631854" table:style-name="ce47">
            <text:p>89,4%</text:p>
          </table:table-cell>
          <table:table-cell office:value-type="percentage" office:value="0.79083385120727789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95" table:style-name="ce46">
            <text:p>458.795</text:p>
          </table:table-cell>
          <table:table-cell office:value-type="percentage" office:value="1" table:style-name="ce47">
            <text:p>100,0%</text:p>
          </table:table-cell>
          <table:table-cell office:value-type="float" office:value="618276" table:style-name="ce46">
            <text:p>618.276</text:p>
          </table:table-cell>
          <table:table-cell office:value-type="percentage" office:value="0.97321546627377642" table:style-name="ce47">
            <text:p>97,3%</text:p>
          </table:table-cell>
          <table:table-cell office:value-type="float" office:value="799242" table:style-name="ce46">
            <text:p>799.242</text:p>
          </table:table-cell>
          <table:table-cell office:value-type="percentage" office:value="0.95422309881755141" table:style-name="ce47">
            <text:p>95,4%</text:p>
          </table:table-cell>
          <table:table-cell office:value-type="float" office:value="1024700" table:style-name="ce46">
            <text:p>1.024.700</text:p>
          </table:table-cell>
          <table:table-cell office:value-type="percentage" office:value="0.93855905035813081" table:style-name="ce47">
            <text:p>93,9%</text:p>
          </table:table-cell>
          <table:table-cell office:value-type="float" office:value="1126666" table:style-name="ce46">
            <text:p>1.126.666</text:p>
          </table:table-cell>
          <table:table-cell office:value-type="percentage" office:value="0.85563829262087476" table:style-name="ce47">
            <text:p>85,6%</text:p>
          </table:table-cell>
          <table:table-cell office:value-type="float" office:value="775042" table:style-name="ce46">
            <text:p>775.042</text:p>
          </table:table-cell>
          <table:table-cell office:value-type="percentage" office:value="0.74191405367529095" table:style-name="ce47">
            <text:p>74,2%</text:p>
          </table:table-cell>
          <table:table-cell office:value-type="float" office:value="634752" table:style-name="ce46">
            <text:p>634.752</text:p>
          </table:table-cell>
          <table:table-cell office:value-type="percentage" office:value="0.75661642439521537" table:style-name="ce47">
            <text:p>75,7%</text:p>
          </table:table-cell>
          <table:table-cell office:value-type="float" office:value="527417" table:style-name="ce46">
            <text:p>527.417</text:p>
          </table:table-cell>
          <table:table-cell office:value-type="percentage" office:value="0.80378593221837158" table:style-name="ce47">
            <text:p>80,4%</text:p>
          </table:table-cell>
          <table:table-cell office:value-type="float" office:value="5964890" table:style-name="ce46">
            <text:p>5.964.89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845913726129675" table:style-name="ce47">
            <text:p>86,8%</text:p>
          </table:table-cell>
          <table:table-cell office:value-type="percentage" office:value="0.76664817166141053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54" table:style-name="ce46">
            <text:p>297.254</text:p>
          </table:table-cell>
          <table:table-cell office:value-type="percentage" office:value="1" table:style-name="ce47">
            <text:p>100,0%</text:p>
          </table:table-cell>
          <table:table-cell office:value-type="float" office:value="434410" table:style-name="ce46">
            <text:p>434.410</text:p>
          </table:table-cell>
          <table:table-cell office:value-type="percentage" office:value="0.99211623753602729" table:style-name="ce47">
            <text:p>99,2%</text:p>
          </table:table-cell>
          <table:table-cell office:value-type="float" office:value="570007" table:style-name="ce46">
            <text:p>570.007</text:p>
          </table:table-cell>
          <table:table-cell office:value-type="percentage" office:value="0.98153868936920552" table:style-name="ce47">
            <text:p>98,2%</text:p>
          </table:table-cell>
          <table:table-cell office:value-type="float" office:value="714688" table:style-name="ce46">
            <text:p>714.688</text:p>
          </table:table-cell>
          <table:table-cell office:value-type="percentage" office:value="0.94996105453163093" table:style-name="ce47">
            <text:p>95,0%</text:p>
          </table:table-cell>
          <table:table-cell office:value-type="float" office:value="752289" table:style-name="ce46">
            <text:p>752.289</text:p>
          </table:table-cell>
          <table:table-cell office:value-type="percentage" office:value="0.88339549171665166" table:style-name="ce47">
            <text:p>88,3%</text:p>
          </table:table-cell>
          <table:table-cell office:value-type="float" office:value="508642" table:style-name="ce46">
            <text:p>508.642</text:p>
          </table:table-cell>
          <table:table-cell office:value-type="percentage" office:value="0.78402303474788015" table:style-name="ce47">
            <text:p>78,4%</text:p>
          </table:table-cell>
          <table:table-cell office:value-type="float" office:value="423939" table:style-name="ce46">
            <text:p>423.939</text:p>
          </table:table-cell>
          <table:table-cell office:value-type="percentage" office:value="0.82138663814649915" table:style-name="ce47">
            <text:p>82,1%</text:p>
          </table:table-cell>
          <table:table-cell office:value-type="float" office:value="369491" table:style-name="ce46">
            <text:p>369.491</text:p>
          </table:table-cell>
          <table:table-cell office:value-type="percentage" office:value="0.87035104621335069" table:style-name="ce47">
            <text:p>87,0%</text:p>
          </table:table-cell>
          <table:table-cell office:value-type="float" office:value="4070720" table:style-name="ce46">
            <text:p>4.070.7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693041865816304" table:style-name="ce47">
            <text:p>90,7%</text:p>
          </table:table-cell>
          <table:table-cell office:value-type="percentage" office:value="0.80491118575270504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68" table:style-name="ce46">
            <text:p>78.268</text:p>
          </table:table-cell>
          <table:table-cell office:value-type="percentage" office:value="1" table:style-name="ce47">
            <text:p>100,0%</text:p>
          </table:table-cell>
          <table:table-cell office:value-type="float" office:value="95925" table:style-name="ce46">
            <text:p>95.925</text:p>
          </table:table-cell>
          <table:table-cell office:value-type="percentage" office:value="1" table:style-name="ce47">
            <text:p>100,0%</text:p>
          </table:table-cell>
          <table:table-cell office:value-type="float" office:value="132862" table:style-name="ce46">
            <text:p>132.862</text:p>
          </table:table-cell>
          <table:table-cell office:value-type="percentage" office:value="1" table:style-name="ce47">
            <text:p>100,0%</text:p>
          </table:table-cell>
          <table:table-cell office:value-type="float" office:value="161485" table:style-name="ce46">
            <text:p>161.485</text:p>
          </table:table-cell>
          <table:table-cell office:value-type="percentage" office:value="0.95431283093797281" table:style-name="ce47">
            <text:p>95,4%</text:p>
          </table:table-cell>
          <table:table-cell office:value-type="float" office:value="146206" table:style-name="ce46">
            <text:p>146.206</text:p>
          </table:table-cell>
          <table:table-cell office:value-type="percentage" office:value="0.9166865211230516" table:style-name="ce47">
            <text:p>91,7%</text:p>
          </table:table-cell>
          <table:table-cell office:value-type="float" office:value="113028" table:style-name="ce46">
            <text:p>113.028</text:p>
          </table:table-cell>
          <table:table-cell office:value-type="percentage" office:value="0.84678488751039493" table:style-name="ce47">
            <text:p>84,7%</text:p>
          </table:table-cell>
          <table:table-cell office:value-type="float" office:value="93158" table:style-name="ce46">
            <text:p>93.158</text:p>
          </table:table-cell>
          <table:table-cell office:value-type="percentage" office:value="0.82207906812566189" table:style-name="ce47">
            <text:p>82,2%</text:p>
          </table:table-cell>
          <table:table-cell office:value-type="float" office:value="76344" table:style-name="ce46">
            <text:p>76.344</text:p>
          </table:table-cell>
          <table:table-cell office:value-type="percentage" office:value="0.90081415929203534" table:style-name="ce47">
            <text:p>90,1%</text:p>
          </table:table-cell>
          <table:table-cell office:value-type="float" office:value="897276" table:style-name="ce46">
            <text:p>897.27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09626540610447" table:style-name="ce47">
            <text:p>94,1%</text:p>
          </table:table-cell>
          <table:table-cell office:value-type="percentage" office:value="0.84331481493664862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95" table:style-name="ce46">
            <text:p>242.295</text:p>
          </table:table-cell>
          <table:table-cell office:value-type="percentage" office:value="1" table:style-name="ce47">
            <text:p>100,0%</text:p>
          </table:table-cell>
          <table:table-cell office:value-type="float" office:value="291310" table:style-name="ce46">
            <text:p>291.310</text:p>
          </table:table-cell>
          <table:table-cell office:value-type="percentage" office:value="1" table:style-name="ce47">
            <text:p>100,0%</text:p>
          </table:table-cell>
          <table:table-cell office:value-type="float" office:value="345952" table:style-name="ce46">
            <text:p>345.952</text:p>
          </table:table-cell>
          <table:table-cell office:value-type="percentage" office:value="0.99718961049442678" table:style-name="ce47">
            <text:p>99,7%</text:p>
          </table:table-cell>
          <table:table-cell office:value-type="float" office:value="390802" table:style-name="ce46">
            <text:p>390.802</text:p>
          </table:table-cell>
          <table:table-cell office:value-type="percentage" office:value="0.96282973916514125" table:style-name="ce47">
            <text:p>96,3%</text:p>
          </table:table-cell>
          <table:table-cell office:value-type="float" office:value="407794" table:style-name="ce46">
            <text:p>407.794</text:p>
          </table:table-cell>
          <table:table-cell office:value-type="percentage" office:value="0.92006922054686036" table:style-name="ce47">
            <text:p>92,0%</text:p>
          </table:table-cell>
          <table:table-cell office:value-type="float" office:value="263330" table:style-name="ce46">
            <text:p>263.330</text:p>
          </table:table-cell>
          <table:table-cell office:value-type="percentage" office:value="0.81423465096719938" table:style-name="ce47">
            <text:p>81,4%</text:p>
          </table:table-cell>
          <table:table-cell office:value-type="float" office:value="198561" table:style-name="ce46">
            <text:p>198.561</text:p>
          </table:table-cell>
          <table:table-cell office:value-type="percentage" office:value="0.85964213506738651" table:style-name="ce47">
            <text:p>86,0%</text:p>
          </table:table-cell>
          <table:table-cell office:value-type="float" office:value="168234" table:style-name="ce46">
            <text:p>168.234</text:p>
          </table:table-cell>
          <table:table-cell office:value-type="percentage" office:value="0.93459698789491519" table:style-name="ce47">
            <text:p>93,5%</text:p>
          </table:table-cell>
          <table:table-cell office:value-type="float" office:value="2308278" table:style-name="ce46">
            <text:p>2.308.27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42812030326373" table:style-name="ce47">
            <text:p>94,0%</text:p>
          </table:table-cell>
          <table:table-cell office:value-type="percentage" office:value="0.85434220427053031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47" table:style-name="ce46">
            <text:p>38.047</text:p>
          </table:table-cell>
          <table:table-cell office:value-type="percentage" office:value="1" table:style-name="ce47">
            <text:p>100,0%</text:p>
          </table:table-cell>
          <table:table-cell office:value-type="float" office:value="45396" table:style-name="ce46">
            <text:p>45.396</text:p>
          </table:table-cell>
          <table:table-cell office:value-type="percentage" office:value="0.952416918429003" table:style-name="ce47">
            <text:p>95,2%</text:p>
          </table:table-cell>
          <table:table-cell office:value-type="float" office:value="47530" table:style-name="ce46">
            <text:p>47.530</text:p>
          </table:table-cell>
          <table:table-cell office:value-type="percentage" office:value="0.89769014297316185" table:style-name="ce47">
            <text:p>89,8%</text:p>
          </table:table-cell>
          <table:table-cell office:value-type="float" office:value="31128" table:style-name="ce46">
            <text:p>31.128</text:p>
          </table:table-cell>
          <table:table-cell office:value-type="percentage" office:value="0.79167832345685296" table:style-name="ce47">
            <text:p>79,2%</text:p>
          </table:table-cell>
          <table:table-cell office:value-type="float" office:value="24114" table:style-name="ce46">
            <text:p>24.114</text:p>
          </table:table-cell>
          <table:table-cell office:value-type="percentage" office:value="0.79171317880359837" table:style-name="ce47">
            <text:p>79,2%</text:p>
          </table:table-cell>
          <table:table-cell office:value-type="float" office:value="21911" table:style-name="ce46">
            <text:p>21.911</text:p>
          </table:table-cell>
          <table:table-cell office:value-type="percentage" office:value="0.85817797274009089" table:style-name="ce47">
            <text:p>85,8%</text:p>
          </table:table-cell>
          <table:table-cell office:value-type="float" office:value="260155" table:style-name="ce46">
            <text:p>260.15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13550727189497" table:style-name="ce47">
            <text:p>91,6%</text:p>
          </table:table-cell>
          <table:table-cell office:value-type="percentage" office:value="0.81320292328563304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48" table:style-name="ce46">
            <text:p>373.848</text:p>
          </table:table-cell>
          <table:table-cell office:value-type="percentage" office:value="1" table:style-name="ce47">
            <text:p>100,0%</text:p>
          </table:table-cell>
          <table:table-cell office:value-type="float" office:value="510898" table:style-name="ce46">
            <text:p>510.898</text:p>
          </table:table-cell>
          <table:table-cell office:value-type="percentage" office:value="0.97113942529762531" table:style-name="ce47">
            <text:p>97,1%</text:p>
          </table:table-cell>
          <table:table-cell office:value-type="float" office:value="688518" table:style-name="ce46">
            <text:p>688.518</text:p>
          </table:table-cell>
          <table:table-cell office:value-type="percentage" office:value="0.9789499277003596" table:style-name="ce47">
            <text:p>97,9%</text:p>
          </table:table-cell>
          <table:table-cell office:value-type="float" office:value="939663" table:style-name="ce46">
            <text:p>939.663</text:p>
          </table:table-cell>
          <table:table-cell office:value-type="percentage" office:value="0.9659533523920546" table:style-name="ce47">
            <text:p>96,6%</text:p>
          </table:table-cell>
          <table:table-cell office:value-type="float" office:value="1029028" table:style-name="ce46">
            <text:p>1.029.028</text:p>
          </table:table-cell>
          <table:table-cell office:value-type="percentage" office:value="0.88255025210747096" table:style-name="ce47">
            <text:p>88,3%</text:p>
          </table:table-cell>
          <table:table-cell office:value-type="float" office:value="743068" table:style-name="ce46">
            <text:p>743.068</text:p>
          </table:table-cell>
          <table:table-cell office:value-type="percentage" office:value="0.7824733583252601" table:style-name="ce47">
            <text:p>78,2%</text:p>
          </table:table-cell>
          <table:table-cell office:value-type="float" office:value="594630" table:style-name="ce46">
            <text:p>594.630</text:p>
          </table:table-cell>
          <table:table-cell office:value-type="percentage" office:value="0.80087545035186369" table:style-name="ce47">
            <text:p>80,1%</text:p>
          </table:table-cell>
          <table:table-cell office:value-type="float" office:value="450861" table:style-name="ce46">
            <text:p>450.861</text:p>
          </table:table-cell>
          <table:table-cell office:value-type="percentage" office:value="0.81450188061610496" table:style-name="ce47">
            <text:p>81,5%</text:p>
          </table:table-cell>
          <table:table-cell office:value-type="float" office:value="5330514" table:style-name="ce46">
            <text:p>5.330.514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169792187505492" table:style-name="ce47">
            <text:p>89,2%</text:p>
          </table:table-cell>
          <table:table-cell office:value-type="percentage" office:value="0.78622449220400104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6" table:style-name="ce46">
            <text:p>73.966</text:p>
          </table:table-cell>
          <table:table-cell office:value-type="percentage" office:value="1" table:style-name="ce47">
            <text:p>100,0%</text:p>
          </table:table-cell>
          <table:table-cell office:value-type="float" office:value="103287" table:style-name="ce46">
            <text:p>103.287</text:p>
          </table:table-cell>
          <table:table-cell office:value-type="percentage" office:value="1" table:style-name="ce47">
            <text:p>100,0%</text:p>
          </table:table-cell>
          <table:table-cell office:value-type="float" office:value="148234" table:style-name="ce46">
            <text:p>148.234</text:p>
          </table:table-cell>
          <table:table-cell office:value-type="percentage" office:value="1" table:style-name="ce47">
            <text:p>100,0%</text:p>
          </table:table-cell>
          <table:table-cell office:value-type="float" office:value="207346" table:style-name="ce46">
            <text:p>207.346</text:p>
          </table:table-cell>
          <table:table-cell office:value-type="percentage" office:value="0.97228682897550367" table:style-name="ce47">
            <text:p>97,2%</text:p>
          </table:table-cell>
          <table:table-cell office:value-type="float" office:value="231368" table:style-name="ce46">
            <text:p>231.368</text:p>
          </table:table-cell>
          <table:table-cell office:value-type="percentage" office:value="0.91033495044401691" table:style-name="ce47">
            <text:p>91,0%</text:p>
          </table:table-cell>
          <table:table-cell office:value-type="float" office:value="166622" table:style-name="ce46">
            <text:p>166.622</text:p>
          </table:table-cell>
          <table:table-cell office:value-type="percentage" office:value="0.79722300636832966" table:style-name="ce47">
            <text:p>79,7%</text:p>
          </table:table-cell>
          <table:table-cell office:value-type="float" office:value="140065" table:style-name="ce46">
            <text:p>140.065</text:p>
          </table:table-cell>
          <table:table-cell office:value-type="percentage" office:value="0.81315893363057912" table:style-name="ce47">
            <text:p>81,3%</text:p>
          </table:table-cell>
          <table:table-cell office:value-type="float" office:value="118522" table:style-name="ce46">
            <text:p>118.522</text:p>
          </table:table-cell>
          <table:table-cell office:value-type="percentage" office:value="0.83528549480598191" table:style-name="ce47">
            <text:p>83,5%</text:p>
          </table:table-cell>
          <table:table-cell office:value-type="float" office:value="1189410" table:style-name="ce46">
            <text:p>1.189.41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785162162430344" table:style-name="ce47">
            <text:p>90,8%</text:p>
          </table:table-cell>
          <table:table-cell office:value-type="percentage" office:value="0.78703670005842841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1" table:style-name="ce46">
            <text:p>42.511</text:p>
          </table:table-cell>
          <table:table-cell office:value-type="percentage" office:value="1" table:style-name="ce47">
            <text:p>100,0%</text:p>
          </table:table-cell>
          <table:table-cell office:value-type="float" office:value="55895" table:style-name="ce46">
            <text:p>55.895</text:p>
          </table:table-cell>
          <table:table-cell office:value-type="percentage" office:value="1" table:style-name="ce47">
            <text:p>100,0%</text:p>
          </table:table-cell>
          <table:table-cell office:value-type="float" office:value="72286" table:style-name="ce46">
            <text:p>72.286</text:p>
          </table:table-cell>
          <table:table-cell office:value-type="percentage" office:value="0.97890146795948219" table:style-name="ce47">
            <text:p>97,9%</text:p>
          </table:table-cell>
          <table:table-cell office:value-type="float" office:value="91877" table:style-name="ce46">
            <text:p>91.877</text:p>
          </table:table-cell>
          <table:table-cell office:value-type="percentage" office:value="0.95018305168883277" table:style-name="ce47">
            <text:p>95,0%</text:p>
          </table:table-cell>
          <table:table-cell office:value-type="float" office:value="95264" table:style-name="ce46">
            <text:p>95.264</text:p>
          </table:table-cell>
          <table:table-cell office:value-type="percentage" office:value="0.8820577396714876" table:style-name="ce47">
            <text:p>88,2%</text:p>
          </table:table-cell>
          <table:table-cell office:value-type="float" office:value="63941" table:style-name="ce46">
            <text:p>63.941</text:p>
          </table:table-cell>
          <table:table-cell office:value-type="percentage" office:value="0.78608573781979563" table:style-name="ce47">
            <text:p>78,6%</text:p>
          </table:table-cell>
          <table:table-cell office:value-type="float" office:value="56876" table:style-name="ce46">
            <text:p>56.876</text:p>
          </table:table-cell>
          <table:table-cell office:value-type="percentage" office:value="0.83485255478738241" table:style-name="ce47">
            <text:p>83,5%</text:p>
          </table:table-cell>
          <table:table-cell office:value-type="float" office:value="48756" table:style-name="ce46">
            <text:p>48.756</text:p>
          </table:table-cell>
          <table:table-cell office:value-type="percentage" office:value="0.86465205362843156" table:style-name="ce47">
            <text:p>86,5%</text:p>
          </table:table-cell>
          <table:table-cell office:value-type="float" office:value="527406" table:style-name="ce46">
            <text:p>527.40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20284026599973" table:style-name="ce47">
            <text:p>90,7%</text:p>
          </table:table-cell>
          <table:table-cell office:value-type="percentage" office:value="0.79765334688451395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0" table:style-name="ce46">
            <text:p>164.18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39" table:style-name="ce46">
            <text:p>213.739</text:p>
          </table:table-cell>
          <table:table-cell office:value-type="percentage" office:value="1" table:style-name="ce47">
            <text:p>100,0%</text:p>
          </table:table-cell>
          <table:table-cell office:value-type="float" office:value="278496" table:style-name="ce46">
            <text:p>278.496</text:p>
          </table:table-cell>
          <table:table-cell office:value-type="percentage" office:value="0.99420603386417916" table:style-name="ce47">
            <text:p>99,4%</text:p>
          </table:table-cell>
          <table:table-cell office:value-type="float" office:value="323745" table:style-name="ce46">
            <text:p>323.745</text:p>
          </table:table-cell>
          <table:table-cell office:value-type="percentage" office:value="0.95225559376075442" table:style-name="ce47">
            <text:p>95,2%</text:p>
          </table:table-cell>
          <table:table-cell office:value-type="float" office:value="320197" table:style-name="ce46">
            <text:p>320.197</text:p>
          </table:table-cell>
          <table:table-cell office:value-type="percentage" office:value="0.8841972424495973" table:style-name="ce47">
            <text:p>88,4%</text:p>
          </table:table-cell>
          <table:table-cell office:value-type="float" office:value="202317" table:style-name="ce46">
            <text:p>202.317</text:p>
          </table:table-cell>
          <table:table-cell office:value-type="percentage" office:value="0.7765205743389767" table:style-name="ce47">
            <text:p>77,7%</text:p>
          </table:table-cell>
          <table:table-cell office:value-type="float" office:value="162855" table:style-name="ce46">
            <text:p>162.855</text:p>
          </table:table-cell>
          <table:table-cell office:value-type="percentage" office:value="0.80807704903390987" table:style-name="ce47">
            <text:p>80,8%</text:p>
          </table:table-cell>
          <table:table-cell office:value-type="float" office:value="145323" table:style-name="ce46">
            <text:p>145.323</text:p>
          </table:table-cell>
          <table:table-cell office:value-type="percentage" office:value="0.86190882886730014" table:style-name="ce47">
            <text:p>86,2%</text:p>
          </table:table-cell>
          <table:table-cell office:value-type="float" office:value="1810852" table:style-name="ce46">
            <text:p>1.810.85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75404585716424" table:style-name="ce47">
            <text:p>91,3%</text:p>
          </table:table-cell>
          <table:table-cell office:value-type="percentage" office:value="0.8155139553903078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1" table:style-name="ce46">
            <text:p>3.891</text:p>
          </table:table-cell>
          <table:table-cell office:value-type="percentage" office:value="0.90111162575266324" table:style-name="ce47">
            <text:p>90,1%</text:p>
          </table:table-cell>
          <table:table-cell office:value-type="float" office:value="7664" table:style-name="ce46">
            <text:p>7.664</text:p>
          </table:table-cell>
          <table:table-cell office:value-type="percentage" office:value="0.97543591701667298" table:style-name="ce47">
            <text:p>97,5%</text:p>
          </table:table-cell>
          <table:table-cell office:value-type="float" office:value="10596" table:style-name="ce46">
            <text:p>10.596</text:p>
          </table:table-cell>
          <table:table-cell office:value-type="percentage" office:value="0.91692627206645894" table:style-name="ce47">
            <text:p>91,7%</text:p>
          </table:table-cell>
          <table:table-cell office:value-type="float" office:value="11150" table:style-name="ce46">
            <text:p>11.150</text:p>
          </table:table-cell>
          <table:table-cell office:value-type="percentage" office:value="0.88198069925644673" table:style-name="ce47">
            <text:p>88,2%</text:p>
          </table:table-cell>
          <table:table-cell office:value-type="float" office:value="9241" table:style-name="ce46">
            <text:p>9.241</text:p>
          </table:table-cell>
          <table:table-cell office:value-type="percentage" office:value="0.77694635950899615" table:style-name="ce47">
            <text:p>77,7%</text:p>
          </table:table-cell>
          <table:table-cell office:value-type="float" office:value="9197" table:style-name="ce46">
            <text:p>9.197</text:p>
          </table:table-cell>
          <table:table-cell office:value-type="percentage" office:value="0.83860672927874536" table:style-name="ce47">
            <text:p>83,9%</text:p>
          </table:table-cell>
          <table:table-cell office:value-type="float" office:value="8487" table:style-name="ce46">
            <text:p>8.487</text:p>
          </table:table-cell>
          <table:table-cell office:value-type="percentage" office:value="0.92998027613412226" table:style-name="ce47">
            <text:p>93,0%</text:p>
          </table:table-cell>
          <table:table-cell office:value-type="float" office:value="62627" table:style-name="ce46">
            <text:p>62.6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250546043824418" table:style-name="ce47">
            <text:p>88,3%</text:p>
          </table:table-cell>
          <table:table-cell office:value-type="percentage" office:value="0.74377093180684539" table:style-name="ce47">
            <text:p>74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72" table:style-name="ce46">
            <text:p>7.172</text:p>
          </table:table-cell>
          <table:table-cell office:value-type="percentage" office:value="0.91631531876836592" table:style-name="ce47">
            <text:p>91,6%</text:p>
          </table:table-cell>
          <table:table-cell office:value-type="float" office:value="9691" table:style-name="ce46">
            <text:p>9.691</text:p>
          </table:table-cell>
          <table:table-cell office:value-type="percentage" office:value="0.8576865209310558" table:style-name="ce47">
            <text:p>85,8%</text:p>
          </table:table-cell>
          <table:table-cell office:value-type="float" office:value="10068" table:style-name="ce46">
            <text:p>10.068</text:p>
          </table:table-cell>
          <table:table-cell office:value-type="percentage" office:value="0.83886018996833867" table:style-name="ce47">
            <text:p>83,9%</text:p>
          </table:table-cell>
          <table:table-cell office:value-type="float" office:value="8627" table:style-name="ce46">
            <text:p>8.627</text:p>
          </table:table-cell>
          <table:table-cell office:value-type="percentage" office:value="0.71103601747300749" table:style-name="ce47">
            <text:p>71,1%</text:p>
          </table:table-cell>
          <table:table-cell office:value-type="float" office:value="8698" table:style-name="ce46">
            <text:p>8.698</text:p>
          </table:table-cell>
          <table:table-cell office:value-type="percentage" office:value="0.72513547311379745" table:style-name="ce47">
            <text:p>72,5%</text:p>
          </table:table-cell>
          <table:table-cell office:value-type="float" office:value="7693" table:style-name="ce46">
            <text:p>7.693</text:p>
          </table:table-cell>
          <table:table-cell office:value-type="percentage" office:value="0.80353039481930233" table:style-name="ce47">
            <text:p>80,4%</text:p>
          </table:table-cell>
          <table:table-cell office:value-type="float" office:value="57277" table:style-name="ce46">
            <text:p>57.27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754860631353365" table:style-name="ce47">
            <text:p>80,8%</text:p>
          </table:table-cell>
          <table:table-cell office:value-type="percentage" office:value="0.6577817079332996" table:style-name="ce47">
            <text:p>65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2" table:style-name="ce46">
            <text:p>9.522</text:p>
          </table:table-cell>
          <table:table-cell office:value-type="string" table:style-name="ce47">
            <text:p>-</text:p>
          </table:table-cell>
          <table:table-cell office:value-type="float" office:value="22109" table:style-name="ce46">
            <text:p>22.109</text:p>
          </table:table-cell>
          <table:table-cell office:value-type="string" table:style-name="ce47">
            <text:p>-</text:p>
          </table:table-cell>
          <table:table-cell office:value-type="float" office:value="31860" table:style-name="ce46">
            <text:p>31.860</text:p>
          </table:table-cell>
          <table:table-cell office:value-type="string" table:style-name="ce47">
            <text:p>-</text:p>
          </table:table-cell>
          <table:table-cell office:value-type="float" office:value="24589" table:style-name="ce46">
            <text:p>24.589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45" table:style-name="ce46">
            <text:p>92.84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88" table:style-name="ce49">
            <text:p>688</text:p>
          </table:table-cell>
          <table:table-cell office:value-type="string" table:style-name="ce50">
            <text:p>-</text:p>
          </table:table-cell>
          <table:table-cell office:value-type="float" office:value="1310" table:style-name="ce49">
            <text:p>1.310</text:p>
          </table:table-cell>
          <table:table-cell office:value-type="string" table:style-name="ce50">
            <text:p>-</text:p>
          </table:table-cell>
          <table:table-cell office:value-type="float" office:value="1522" table:style-name="ce49">
            <text:p>1.522</text:p>
          </table:table-cell>
          <table:table-cell office:value-type="string" table:style-name="ce50">
            <text:p>-</text:p>
          </table:table-cell>
          <table:table-cell office:value-type="float" office:value="1277" table:style-name="ce49">
            <text:p>1.277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249" table:style-name="ce49">
            <text:p>5.2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261" table:style-name="ce53">
            <text:p>2.937.261</text:p>
          </table:table-cell>
          <table:table-cell office:value-type="percentage" office:value="1" table:style-name="ce54">
            <text:p>100,0%</text:p>
          </table:table-cell>
          <table:table-cell office:value-type="float" office:value="3942249" table:style-name="ce53">
            <text:p>3.942.249</text:p>
          </table:table-cell>
          <table:table-cell office:value-type="percentage" office:value="0.99550611167297343" table:style-name="ce54">
            <text:p>99,6%</text:p>
          </table:table-cell>
          <table:table-cell office:value-type="float" office:value="5278103" table:style-name="ce53">
            <text:p>5.278.103</text:p>
          </table:table-cell>
          <table:table-cell office:value-type="percentage" office:value="0.98896699373016905" table:style-name="ce54">
            <text:p>98,9%</text:p>
          </table:table-cell>
          <table:table-cell office:value-type="float" office:value="6678658" table:style-name="ce53">
            <text:p>6.678.658</text:p>
          </table:table-cell>
          <table:table-cell office:value-type="percentage" office:value="0.94957591778318762" table:style-name="ce54">
            <text:p>95,0%</text:p>
          </table:table-cell>
          <table:table-cell office:value-type="float" office:value="6969360" table:style-name="ce53">
            <text:p>6.969.360</text:p>
          </table:table-cell>
          <table:table-cell office:value-type="percentage" office:value="0.88312116838156163" table:style-name="ce54">
            <text:p>88,3%</text:p>
          </table:table-cell>
          <table:table-cell office:value-type="float" office:value="4889896" table:style-name="ce53">
            <text:p>4.889.896</text:p>
          </table:table-cell>
          <table:table-cell office:value-type="percentage" office:value="0.78484425485799236" table:style-name="ce54">
            <text:p>78,5%</text:p>
          </table:table-cell>
          <table:table-cell office:value-type="float" office:value="3977659" table:style-name="ce53">
            <text:p>3.977.659</text:p>
          </table:table-cell>
          <table:table-cell office:value-type="percentage" office:value="0.8044385435542325" table:style-name="ce54">
            <text:p>80,4%</text:p>
          </table:table-cell>
          <table:table-cell office:value-type="float" office:value="3315423" table:style-name="ce53">
            <text:p>3.315.423</text:p>
          </table:table-cell>
          <table:table-cell office:value-type="percentage" office:value="0.8525818232688368" table:style-name="ce54">
            <text:p>85,3%</text:p>
          </table:table-cell>
          <table:table-cell office:value-type="float" office:value="37988609" table:style-name="ce53">
            <text:p>37.988.60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191749837908874" table:style-name="ce54">
            <text:p>90,2%</text:p>
          </table:table-cell>
          <table:table-cell office:value-type="percentage" office:value="0.80058951593961702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456" table:style-name="ce43">
            <text:p>428.456</text:p>
          </table:table-cell>
          <table:table-cell office:value-type="percentage" office:value="1" table:style-name="ce44">
            <text:p>100,0%</text:p>
          </table:table-cell>
          <table:table-cell office:value-type="float" office:value="649149" table:style-name="ce43">
            <text:p>649.149</text:p>
          </table:table-cell>
          <table:table-cell office:value-type="percentage" office:value="0.99810572572076983" table:style-name="ce44">
            <text:p>99,8%</text:p>
          </table:table-cell>
          <table:table-cell office:value-type="float" office:value="920886" table:style-name="ce43">
            <text:p>920.886</text:p>
          </table:table-cell>
          <table:table-cell office:value-type="percentage" office:value="1.0051727506611929" table:style-name="ce44">
            <text:p>100,5%</text:p>
          </table:table-cell>
          <table:table-cell office:value-type="float" office:value="1205394" table:style-name="ce43">
            <text:p>1.205.394</text:p>
          </table:table-cell>
          <table:table-cell office:value-type="percentage" office:value="0.95286481410190027" table:style-name="ce44">
            <text:p>95,3%</text:p>
          </table:table-cell>
          <table:table-cell office:value-type="float" office:value="1235781" table:style-name="ce43">
            <text:p>1.235.781</text:p>
          </table:table-cell>
          <table:table-cell office:value-type="percentage" office:value="0.89218721347123775" table:style-name="ce44">
            <text:p>89,2%</text:p>
          </table:table-cell>
          <table:table-cell office:value-type="float" office:value="905149" table:style-name="ce43">
            <text:p>905.149</text:p>
          </table:table-cell>
          <table:table-cell office:value-type="percentage" office:value="0.79383924288096042" table:style-name="ce44">
            <text:p>79,4%</text:p>
          </table:table-cell>
          <table:table-cell office:value-type="float" office:value="739014" table:style-name="ce43">
            <text:p>739.014</text:p>
          </table:table-cell>
          <table:table-cell office:value-type="percentage" office:value="0.79577504221081286" table:style-name="ce44">
            <text:p>79,6%</text:p>
          </table:table-cell>
          <table:table-cell office:value-type="float" office:value="647309" table:style-name="ce43">
            <text:p>647.309</text:p>
          </table:table-cell>
          <table:table-cell office:value-type="percentage" office:value="0.85974629004644665" table:style-name="ce44">
            <text:p>86,0%</text:p>
          </table:table-cell>
          <table:table-cell office:value-type="float" office:value="6731138" table:style-name="ce43">
            <text:p>6.731.13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326899915794134" table:style-name="ce44">
            <text:p>90,3%</text:p>
          </table:table-cell>
          <table:table-cell office:value-type="percentage" office:value="0.79522816177050004" table:style-name="ce44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08" table:style-name="ce46">
            <text:p>99.908</text:p>
          </table:table-cell>
          <table:table-cell office:value-type="percentage" office:value="1" table:style-name="ce47">
            <text:p>100,0%</text:p>
          </table:table-cell>
          <table:table-cell office:value-type="float" office:value="118509" table:style-name="ce46">
            <text:p>118.509</text:p>
          </table:table-cell>
          <table:table-cell office:value-type="percentage" office:value="0.99625068303139841" table:style-name="ce47">
            <text:p>99,6%</text:p>
          </table:table-cell>
          <table:table-cell office:value-type="float" office:value="152486" table:style-name="ce46">
            <text:p>152.486</text:p>
          </table:table-cell>
          <table:table-cell office:value-type="percentage" office:value="0.975180185077414" table:style-name="ce47">
            <text:p>97,5%</text:p>
          </table:table-cell>
          <table:table-cell office:value-type="float" office:value="183903" table:style-name="ce46">
            <text:p>183.903</text:p>
          </table:table-cell>
          <table:table-cell office:value-type="percentage" office:value="0.92755691848324973" table:style-name="ce47">
            <text:p>92,8%</text:p>
          </table:table-cell>
          <table:table-cell office:value-type="float" office:value="185052" table:style-name="ce46">
            <text:p>185.052</text:p>
          </table:table-cell>
          <table:table-cell office:value-type="percentage" office:value="0.8609352246874753" table:style-name="ce47">
            <text:p>86,1%</text:p>
          </table:table-cell>
          <table:table-cell office:value-type="float" office:value="121823" table:style-name="ce46">
            <text:p>121.823</text:p>
          </table:table-cell>
          <table:table-cell office:value-type="percentage" office:value="0.74153001473040914" table:style-name="ce47">
            <text:p>74,2%</text:p>
          </table:table-cell>
          <table:table-cell office:value-type="float" office:value="99791" table:style-name="ce46">
            <text:p>99.791</text:p>
          </table:table-cell>
          <table:table-cell office:value-type="percentage" office:value="0.76526253633024288" table:style-name="ce47">
            <text:p>76,5%</text:p>
          </table:table-cell>
          <table:table-cell office:value-type="float" office:value="84867" table:style-name="ce46">
            <text:p>84.867</text:p>
          </table:table-cell>
          <table:table-cell office:value-type="percentage" office:value="0.82308042944844773" table:style-name="ce47">
            <text:p>82,3%</text:p>
          </table:table-cell>
          <table:table-cell office:value-type="float" office:value="1046339" table:style-name="ce46">
            <text:p>1.046.33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288666091766843" table:style-name="ce47">
            <text:p>88,3%</text:p>
          </table:table-cell>
          <table:table-cell office:value-type="percentage" office:value="0.78708145308641331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67" table:style-name="ce46">
            <text:p>88.167</text:p>
          </table:table-cell>
          <table:table-cell office:value-type="percentage" office:value="1" table:style-name="ce47">
            <text:p>100,0%</text:p>
          </table:table-cell>
          <table:table-cell office:value-type="float" office:value="113932" table:style-name="ce46">
            <text:p>113.932</text:p>
          </table:table-cell>
          <table:table-cell office:value-type="percentage" office:value="1" table:style-name="ce47">
            <text:p>100,0%</text:p>
          </table:table-cell>
          <table:table-cell office:value-type="float" office:value="147329" table:style-name="ce46">
            <text:p>147.329</text:p>
          </table:table-cell>
          <table:table-cell office:value-type="percentage" office:value="0.98447732071739769" table:style-name="ce47">
            <text:p>98,4%</text:p>
          </table:table-cell>
          <table:table-cell office:value-type="float" office:value="152362" table:style-name="ce46">
            <text:p>152.362</text:p>
          </table:table-cell>
          <table:table-cell office:value-type="percentage" office:value="0.93677641489132779" table:style-name="ce47">
            <text:p>93,7%</text:p>
          </table:table-cell>
          <table:table-cell office:value-type="float" office:value="149639" table:style-name="ce46">
            <text:p>149.639</text:p>
          </table:table-cell>
          <table:table-cell office:value-type="percentage" office:value="0.89607947638523766" table:style-name="ce47">
            <text:p>89,6%</text:p>
          </table:table-cell>
          <table:table-cell office:value-type="float" office:value="89192" table:style-name="ce46">
            <text:p>89.192</text:p>
          </table:table-cell>
          <table:table-cell office:value-type="percentage" office:value="0.77930293313295651" table:style-name="ce47">
            <text:p>77,9%</text:p>
          </table:table-cell>
          <table:table-cell office:value-type="float" office:value="64738" table:style-name="ce46">
            <text:p>64.738</text:p>
          </table:table-cell>
          <table:table-cell office:value-type="percentage" office:value="0.81831856505416445" table:style-name="ce47">
            <text:p>81,8%</text:p>
          </table:table-cell>
          <table:table-cell office:value-type="float" office:value="59282" table:style-name="ce46">
            <text:p>59.282</text:p>
          </table:table-cell>
          <table:table-cell office:value-type="percentage" office:value="0.92628124999999994" table:style-name="ce47">
            <text:p>92,6%</text:p>
          </table:table-cell>
          <table:table-cell office:value-type="float" office:value="864641" table:style-name="ce46">
            <text:p>864.64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581218874708626" table:style-name="ce47">
            <text:p>92,6%</text:p>
          </table:table-cell>
          <table:table-cell office:value-type="percentage" office:value="0.8486990372836636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65" table:style-name="ce46">
            <text:p>50.865</text:p>
          </table:table-cell>
          <table:table-cell office:value-type="percentage" office:value="1" table:style-name="ce47">
            <text:p>100,0%</text:p>
          </table:table-cell>
          <table:table-cell office:value-type="float" office:value="78782" table:style-name="ce46">
            <text:p>78.782</text:p>
          </table:table-cell>
          <table:table-cell office:value-type="percentage" office:value="0.97846390779472403" table:style-name="ce47">
            <text:p>97,8%</text:p>
          </table:table-cell>
          <table:table-cell office:value-type="float" office:value="109275" table:style-name="ce46">
            <text:p>109.275</text:p>
          </table:table-cell>
          <table:table-cell office:value-type="percentage" office:value="0.93213399186222079" table:style-name="ce47">
            <text:p>93,2%</text:p>
          </table:table-cell>
          <table:table-cell office:value-type="float" office:value="148403" table:style-name="ce46">
            <text:p>148.403</text:p>
          </table:table-cell>
          <table:table-cell office:value-type="percentage" office:value="0.89508857216958082" table:style-name="ce47">
            <text:p>89,5%</text:p>
          </table:table-cell>
          <table:table-cell office:value-type="float" office:value="164702" table:style-name="ce46">
            <text:p>164.702</text:p>
          </table:table-cell>
          <table:table-cell office:value-type="percentage" office:value="0.79885726480802433" table:style-name="ce47">
            <text:p>79,9%</text:p>
          </table:table-cell>
          <table:table-cell office:value-type="float" office:value="121920" table:style-name="ce46">
            <text:p>121.920</text:p>
          </table:table-cell>
          <table:table-cell office:value-type="percentage" office:value="0.66920252268273805" table:style-name="ce47">
            <text:p>66,9%</text:p>
          </table:table-cell>
          <table:table-cell office:value-type="float" office:value="92760" table:style-name="ce46">
            <text:p>92.760</text:p>
          </table:table-cell>
          <table:table-cell office:value-type="percentage" office:value="0.67245653970509345" table:style-name="ce47">
            <text:p>67,2%</text:p>
          </table:table-cell>
          <table:table-cell office:value-type="float" office:value="71940" table:style-name="ce46">
            <text:p>71.940</text:p>
          </table:table-cell>
          <table:table-cell office:value-type="percentage" office:value="0.75345622119815669" table:style-name="ce47">
            <text:p>75,3%</text:p>
          </table:table-cell>
          <table:table-cell office:value-type="float" office:value="838647" table:style-name="ce46">
            <text:p>838.64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039109373475049" table:style-name="ce47">
            <text:p>81,0%</text:p>
          </table:table-cell>
          <table:table-cell office:value-type="percentage" office:value="0.71584824458001117" table:style-name="ce47">
            <text:p>7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51" table:style-name="ce46">
            <text:p>91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50245" table:style-name="ce46">
            <text:p>150.245</text:p>
          </table:table-cell>
          <table:table-cell office:value-type="percentage" office:value="0.97226446473523109" table:style-name="ce47">
            <text:p>97,2%</text:p>
          </table:table-cell>
          <table:table-cell office:value-type="float" office:value="220719" table:style-name="ce46">
            <text:p>220.719</text:p>
          </table:table-cell>
          <table:table-cell office:value-type="percentage" office:value="0.93886223265785307" table:style-name="ce47">
            <text:p>93,9%</text:p>
          </table:table-cell>
          <table:table-cell office:value-type="float" office:value="318096" table:style-name="ce46">
            <text:p>318.096</text:p>
          </table:table-cell>
          <table:table-cell office:value-type="percentage" office:value="0.90751814488519655" table:style-name="ce47">
            <text:p>90,8%</text:p>
          </table:table-cell>
          <table:table-cell office:value-type="float" office:value="313393" table:style-name="ce46">
            <text:p>313.393</text:p>
          </table:table-cell>
          <table:table-cell office:value-type="percentage" office:value="0.80787216052628863" table:style-name="ce47">
            <text:p>80,8%</text:p>
          </table:table-cell>
          <table:table-cell office:value-type="float" office:value="221613" table:style-name="ce46">
            <text:p>221.613</text:p>
          </table:table-cell>
          <table:table-cell office:value-type="percentage" office:value="0.71273324885667055" table:style-name="ce47">
            <text:p>71,3%</text:p>
          </table:table-cell>
          <table:table-cell office:value-type="float" office:value="177594" table:style-name="ce46">
            <text:p>177.594</text:p>
          </table:table-cell>
          <table:table-cell office:value-type="percentage" office:value="0.70544353877687216" table:style-name="ce47">
            <text:p>70,5%</text:p>
          </table:table-cell>
          <table:table-cell office:value-type="float" office:value="143606" table:style-name="ce46">
            <text:p>143.606</text:p>
          </table:table-cell>
          <table:table-cell office:value-type="percentage" office:value="0.79871188062092247" table:style-name="ce47">
            <text:p>79,9%</text:p>
          </table:table-cell>
          <table:table-cell office:value-type="float" office:value="1637217" table:style-name="ce46">
            <text:p>1.637.21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498506202142619" table:style-name="ce47">
            <text:p>83,5%</text:p>
          </table:table-cell>
          <table:table-cell office:value-type="percentage" office:value="0.75241411575255335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3" table:style-name="ce46">
            <text:p>41.863</text:p>
          </table:table-cell>
          <table:table-cell office:value-type="percentage" office:value="1" table:style-name="ce47">
            <text:p>100,0%</text:p>
          </table:table-cell>
          <table:table-cell office:value-type="float" office:value="55696" table:style-name="ce46">
            <text:p>55.696</text:p>
          </table:table-cell>
          <table:table-cell office:value-type="percentage" office:value="1" table:style-name="ce47">
            <text:p>100,0%</text:p>
          </table:table-cell>
          <table:table-cell office:value-type="float" office:value="76245" table:style-name="ce46">
            <text:p>76.245</text:p>
          </table:table-cell>
          <table:table-cell office:value-type="percentage" office:value="0.98577800762815959" table:style-name="ce47">
            <text:p>98,6%</text:p>
          </table:table-cell>
          <table:table-cell office:value-type="float" office:value="83708" table:style-name="ce46">
            <text:p>83.708</text:p>
          </table:table-cell>
          <table:table-cell office:value-type="percentage" office:value="0.93046107331821615" table:style-name="ce47">
            <text:p>93,0%</text:p>
          </table:table-cell>
          <table:table-cell office:value-type="float" office:value="87058" table:style-name="ce46">
            <text:p>87.058</text:p>
          </table:table-cell>
          <table:table-cell office:value-type="percentage" office:value="0.89044584684306882" table:style-name="ce47">
            <text:p>89,0%</text:p>
          </table:table-cell>
          <table:table-cell office:value-type="float" office:value="53607" table:style-name="ce46">
            <text:p>53.607</text:p>
          </table:table-cell>
          <table:table-cell office:value-type="percentage" office:value="0.76067430079604959" table:style-name="ce47">
            <text:p>76,1%</text:p>
          </table:table-cell>
          <table:table-cell office:value-type="float" office:value="39977" table:style-name="ce46">
            <text:p>39.977</text:p>
          </table:table-cell>
          <table:table-cell office:value-type="percentage" office:value="0.7915453915453915" table:style-name="ce47">
            <text:p>79,2%</text:p>
          </table:table-cell>
          <table:table-cell office:value-type="float" office:value="38046" table:style-name="ce46">
            <text:p>38.046</text:p>
          </table:table-cell>
          <table:table-cell office:value-type="percentage" office:value="0.86540954893888045" table:style-name="ce47">
            <text:p>86,5%</text:p>
          </table:table-cell>
          <table:table-cell office:value-type="float" office:value="476200" table:style-name="ce46">
            <text:p>476.20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855842190919378" table:style-name="ce47">
            <text:p>90,9%</text:p>
          </table:table-cell>
          <table:table-cell office:value-type="percentage" office:value="0.81694272651632771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52" table:style-name="ce46">
            <text:p>226.852</text:p>
          </table:table-cell>
          <table:table-cell office:value-type="percentage" office:value="1" table:style-name="ce47">
            <text:p>100,0%</text:p>
          </table:table-cell>
          <table:table-cell office:value-type="float" office:value="249053" table:style-name="ce46">
            <text:p>249.053</text:p>
          </table:table-cell>
          <table:table-cell office:value-type="percentage" office:value="1" table:style-name="ce47">
            <text:p>100,0%</text:p>
          </table:table-cell>
          <table:table-cell office:value-type="float" office:value="317701" table:style-name="ce46">
            <text:p>317.701</text:p>
          </table:table-cell>
          <table:table-cell office:value-type="percentage" office:value="0.99725653299850903" table:style-name="ce47">
            <text:p>99,7%</text:p>
          </table:table-cell>
          <table:table-cell office:value-type="float" office:value="348574" table:style-name="ce46">
            <text:p>348.574</text:p>
          </table:table-cell>
          <table:table-cell office:value-type="percentage" office:value="0.91447235521741987" table:style-name="ce47">
            <text:p>91,4%</text:p>
          </table:table-cell>
          <table:table-cell office:value-type="float" office:value="315193" table:style-name="ce46">
            <text:p>315.193</text:p>
          </table:table-cell>
          <table:table-cell office:value-type="percentage" office:value="0.8675713243693316" table:style-name="ce47">
            <text:p>86,8%</text:p>
          </table:table-cell>
          <table:table-cell office:value-type="float" office:value="205351" table:style-name="ce46">
            <text:p>205.351</text:p>
          </table:table-cell>
          <table:table-cell office:value-type="percentage" office:value="0.76685599907387703" table:style-name="ce47">
            <text:p>76,7%</text:p>
          </table:table-cell>
          <table:table-cell office:value-type="float" office:value="164582" table:style-name="ce46">
            <text:p>164.582</text:p>
          </table:table-cell>
          <table:table-cell office:value-type="percentage" office:value="0.77998729893936669" table:style-name="ce47">
            <text:p>78,0%</text:p>
          </table:table-cell>
          <table:table-cell office:value-type="float" office:value="132489" table:style-name="ce46">
            <text:p>132.489</text:p>
          </table:table-cell>
          <table:table-cell office:value-type="percentage" office:value="0.80130275429110576" table:style-name="ce47">
            <text:p>80,1%</text:p>
          </table:table-cell>
          <table:table-cell office:value-type="float" office:value="1959795" table:style-name="ce46">
            <text:p>1.959.79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053638065059527" table:style-name="ce47">
            <text:p>90,1%</text:p>
          </table:table-cell>
          <table:table-cell office:value-type="percentage" office:value="0.8183140299584369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08" table:style-name="ce46">
            <text:p>136.208</text:p>
          </table:table-cell>
          <table:table-cell office:value-type="percentage" office:value="1" table:style-name="ce47">
            <text:p>100,0%</text:p>
          </table:table-cell>
          <table:table-cell office:value-type="float" office:value="157147" table:style-name="ce46">
            <text:p>157.147</text:p>
          </table:table-cell>
          <table:table-cell office:value-type="percentage" office:value="0.9877184932841403" table:style-name="ce47">
            <text:p>98,8%</text:p>
          </table:table-cell>
          <table:table-cell office:value-type="float" office:value="215797" table:style-name="ce46">
            <text:p>215.797</text:p>
          </table:table-cell>
          <table:table-cell office:value-type="percentage" office:value="0.98788247788907002" table:style-name="ce47">
            <text:p>98,8%</text:p>
          </table:table-cell>
          <table:table-cell office:value-type="float" office:value="276999" table:style-name="ce46">
            <text:p>276.999</text:p>
          </table:table-cell>
          <table:table-cell office:value-type="percentage" office:value="0.90087420888648939" table:style-name="ce47">
            <text:p>90,1%</text:p>
          </table:table-cell>
          <table:table-cell office:value-type="float" office:value="275486" table:style-name="ce46">
            <text:p>275.486</text:p>
          </table:table-cell>
          <table:table-cell office:value-type="percentage" office:value="0.83327838356951645" table:style-name="ce47">
            <text:p>83,3%</text:p>
          </table:table-cell>
          <table:table-cell office:value-type="float" office:value="194126" table:style-name="ce46">
            <text:p>194.126</text:p>
          </table:table-cell>
          <table:table-cell office:value-type="percentage" office:value="0.73006870978296434" table:style-name="ce47">
            <text:p>73,0%</text:p>
          </table:table-cell>
          <table:table-cell office:value-type="float" office:value="160784" table:style-name="ce46">
            <text:p>160.784</text:p>
          </table:table-cell>
          <table:table-cell office:value-type="percentage" office:value="0.73724030097804105" table:style-name="ce47">
            <text:p>73,7%</text:p>
          </table:table-cell>
          <table:table-cell office:value-type="float" office:value="140192" table:style-name="ce46">
            <text:p>140.192</text:p>
          </table:table-cell>
          <table:table-cell office:value-type="percentage" office:value="0.80583082335088407" table:style-name="ce47">
            <text:p>80,6%</text:p>
          </table:table-cell>
          <table:table-cell office:value-type="float" office:value="1556739" table:style-name="ce46">
            <text:p>1.556.73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065500358251734" table:style-name="ce47">
            <text:p>86,1%</text:p>
          </table:table-cell>
          <table:table-cell office:value-type="percentage" office:value="0.76115930747826277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009" table:style-name="ce46">
            <text:p>453.009</text:p>
          </table:table-cell>
          <table:table-cell office:value-type="percentage" office:value="1" table:style-name="ce47">
            <text:p>100,0%</text:p>
          </table:table-cell>
          <table:table-cell office:value-type="float" office:value="614192" table:style-name="ce46">
            <text:p>614.192</text:p>
          </table:table-cell>
          <table:table-cell office:value-type="percentage" office:value="0.96678692632679142" table:style-name="ce47">
            <text:p>96,7%</text:p>
          </table:table-cell>
          <table:table-cell office:value-type="float" office:value="787368" table:style-name="ce46">
            <text:p>787.368</text:p>
          </table:table-cell>
          <table:table-cell office:value-type="percentage" office:value="0.94004661025043457" table:style-name="ce47">
            <text:p>94,0%</text:p>
          </table:table-cell>
          <table:table-cell office:value-type="float" office:value="1013569" table:style-name="ce46">
            <text:p>1.013.569</text:p>
          </table:table-cell>
          <table:table-cell office:value-type="percentage" office:value="0.92836377292128447" table:style-name="ce47">
            <text:p>92,8%</text:p>
          </table:table-cell>
          <table:table-cell office:value-type="float" office:value="1108296" table:style-name="ce46">
            <text:p>1.108.296</text:p>
          </table:table-cell>
          <table:table-cell office:value-type="percentage" office:value="0.84168732983736538" table:style-name="ce47">
            <text:p>84,2%</text:p>
          </table:table-cell>
          <table:table-cell office:value-type="float" office:value="747719" table:style-name="ce46">
            <text:p>747.719</text:p>
          </table:table-cell>
          <table:table-cell office:value-type="percentage" office:value="0.71575893216114073" table:style-name="ce47">
            <text:p>71,6%</text:p>
          </table:table-cell>
          <table:table-cell office:value-type="float" office:value="604163" table:style-name="ce46">
            <text:p>604.163</text:p>
          </table:table-cell>
          <table:table-cell office:value-type="percentage" office:value="0.72015471997234592" table:style-name="ce47">
            <text:p>72,0%</text:p>
          </table:table-cell>
          <table:table-cell office:value-type="float" office:value="506313" table:style-name="ce46">
            <text:p>506.313</text:p>
          </table:table-cell>
          <table:table-cell office:value-type="percentage" office:value="0.77162333921599102" table:style-name="ce47">
            <text:p>77,2%</text:p>
          </table:table-cell>
          <table:table-cell office:value-type="float" office:value="5834629" table:style-name="ce46">
            <text:p>5.834.62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949376561508128" table:style-name="ce47">
            <text:p>84,9%</text:p>
          </table:table-cell>
          <table:table-cell office:value-type="percentage" office:value="0.74990614331071392" table:style-name="ce47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71" table:style-name="ce46">
            <text:p>293.171</text:p>
          </table:table-cell>
          <table:table-cell office:value-type="percentage" office:value="1" table:style-name="ce47">
            <text:p>100,0%</text:p>
          </table:table-cell>
          <table:table-cell office:value-type="float" office:value="431716" table:style-name="ce46">
            <text:p>431.716</text:p>
          </table:table-cell>
          <table:table-cell office:value-type="percentage" office:value="0.98596361410672773" table:style-name="ce47">
            <text:p>98,6%</text:p>
          </table:table-cell>
          <table:table-cell office:value-type="float" office:value="564676" table:style-name="ce46">
            <text:p>564.676</text:p>
          </table:table-cell>
          <table:table-cell office:value-type="percentage" office:value="0.9723588323621386" table:style-name="ce47">
            <text:p>97,2%</text:p>
          </table:table-cell>
          <table:table-cell office:value-type="float" office:value="709266" table:style-name="ce46">
            <text:p>709.266</text:p>
          </table:table-cell>
          <table:table-cell office:value-type="percentage" office:value="0.94275414908803801" table:style-name="ce47">
            <text:p>94,3%</text:p>
          </table:table-cell>
          <table:table-cell office:value-type="float" office:value="744008" table:style-name="ce46">
            <text:p>744.008</text:p>
          </table:table-cell>
          <table:table-cell office:value-type="percentage" office:value="0.87367130584273145" table:style-name="ce47">
            <text:p>87,4%</text:p>
          </table:table-cell>
          <table:table-cell office:value-type="float" office:value="496182" table:style-name="ce46">
            <text:p>496.182</text:p>
          </table:table-cell>
          <table:table-cell office:value-type="percentage" office:value="0.76481713548482566" table:style-name="ce47">
            <text:p>76,5%</text:p>
          </table:table-cell>
          <table:table-cell office:value-type="float" office:value="408928" table:style-name="ce46">
            <text:p>408.928</text:p>
          </table:table-cell>
          <table:table-cell office:value-type="percentage" office:value="0.7923026547780968" table:style-name="ce47">
            <text:p>79,2%</text:p>
          </table:table-cell>
          <table:table-cell office:value-type="float" office:value="356288" table:style-name="ce46">
            <text:p>356.288</text:p>
          </table:table-cell>
          <table:table-cell office:value-type="percentage" office:value="0.83925084387241455" table:style-name="ce47">
            <text:p>83,9%</text:p>
          </table:table-cell>
          <table:table-cell office:value-type="float" office:value="4004235" table:style-name="ce46">
            <text:p>4.004.23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21179852595289" table:style-name="ce47">
            <text:p>89,2%</text:p>
          </table:table-cell>
          <table:table-cell office:value-type="percentage" office:value="0.7917649806133761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26" table:style-name="ce46">
            <text:p>77.426</text:p>
          </table:table-cell>
          <table:table-cell office:value-type="percentage" office:value="1" table:style-name="ce47">
            <text:p>100,0%</text:p>
          </table:table-cell>
          <table:table-cell office:value-type="float" office:value="95410" table:style-name="ce46">
            <text:p>95.410</text:p>
          </table:table-cell>
          <table:table-cell office:value-type="percentage" office:value="1" table:style-name="ce47">
            <text:p>100,0%</text:p>
          </table:table-cell>
          <table:table-cell office:value-type="float" office:value="131623" table:style-name="ce46">
            <text:p>131.623</text:p>
          </table:table-cell>
          <table:table-cell office:value-type="percentage" office:value="1.0504880404159715" table:style-name="ce47">
            <text:p>105,0%</text:p>
          </table:table-cell>
          <table:table-cell office:value-type="float" office:value="160239" table:style-name="ce46">
            <text:p>160.239</text:p>
          </table:table-cell>
          <table:table-cell office:value-type="percentage" office:value="0.9469494610438729" table:style-name="ce47">
            <text:p>94,7%</text:p>
          </table:table-cell>
          <table:table-cell office:value-type="float" office:value="144334" table:style-name="ce46">
            <text:p>144.334</text:p>
          </table:table-cell>
          <table:table-cell office:value-type="percentage" office:value="0.90494940248535993" table:style-name="ce47">
            <text:p>90,5%</text:p>
          </table:table-cell>
          <table:table-cell office:value-type="float" office:value="110349" table:style-name="ce46">
            <text:p>110.349</text:p>
          </table:table-cell>
          <table:table-cell office:value-type="percentage" office:value="0.82671431461128719" table:style-name="ce47">
            <text:p>82,7%</text:p>
          </table:table-cell>
          <table:table-cell office:value-type="float" office:value="89787" table:style-name="ce46">
            <text:p>89.787</text:p>
          </table:table-cell>
          <table:table-cell office:value-type="percentage" office:value="0.79233145075891276" table:style-name="ce47">
            <text:p>79,2%</text:p>
          </table:table-cell>
          <table:table-cell office:value-type="float" office:value="73500" table:style-name="ce46">
            <text:p>73.500</text:p>
          </table:table-cell>
          <table:table-cell office:value-type="percentage" office:value="0.86725663716814161" table:style-name="ce47">
            <text:p>86,7%</text:p>
          </table:table-cell>
          <table:table-cell office:value-type="float" office:value="882668" table:style-name="ce46">
            <text:p>882.66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577485455252939" table:style-name="ce47">
            <text:p>92,6%</text:p>
          </table:table-cell>
          <table:table-cell office:value-type="percentage" office:value="0.82958532388083694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90" table:style-name="ce46">
            <text:p>240.690</text:p>
          </table:table-cell>
          <table:table-cell office:value-type="percentage" office:value="1" table:style-name="ce47">
            <text:p>100,0%</text:p>
          </table:table-cell>
          <table:table-cell office:value-type="float" office:value="290090" table:style-name="ce46">
            <text:p>290.090</text:p>
          </table:table-cell>
          <table:table-cell office:value-type="percentage" office:value="1" table:style-name="ce47">
            <text:p>100,0%</text:p>
          </table:table-cell>
          <table:table-cell office:value-type="float" office:value="344731" table:style-name="ce46">
            <text:p>344.731</text:p>
          </table:table-cell>
          <table:table-cell office:value-type="percentage" office:value="0.99367013809821658" table:style-name="ce47">
            <text:p>99,4%</text:p>
          </table:table-cell>
          <table:table-cell office:value-type="float" office:value="388763" table:style-name="ce46">
            <text:p>388.763</text:p>
          </table:table-cell>
          <table:table-cell office:value-type="percentage" office:value="0.95780619824631863" table:style-name="ce47">
            <text:p>95,8%</text:p>
          </table:table-cell>
          <table:table-cell office:value-type="float" office:value="404879" table:style-name="ce46">
            <text:p>404.879</text:p>
          </table:table-cell>
          <table:table-cell office:value-type="percentage" office:value="0.91349236611081153" table:style-name="ce47">
            <text:p>91,3%</text:p>
          </table:table-cell>
          <table:table-cell office:value-type="float" office:value="259221" table:style-name="ce46">
            <text:p>259.221</text:p>
          </table:table-cell>
          <table:table-cell office:value-type="percentage" office:value="0.80152933755503886" table:style-name="ce47">
            <text:p>80,2%</text:p>
          </table:table-cell>
          <table:table-cell office:value-type="float" office:value="193380" table:style-name="ce46">
            <text:p>193.380</text:p>
          </table:table-cell>
          <table:table-cell office:value-type="percentage" office:value="0.83721171871279454" table:style-name="ce47">
            <text:p>83,7%</text:p>
          </table:table-cell>
          <table:table-cell office:value-type="float" office:value="164303" table:style-name="ce46">
            <text:p>164.303</text:p>
          </table:table-cell>
          <table:table-cell office:value-type="percentage" office:value="0.91275894826312309" table:style-name="ce47">
            <text:p>91,3%</text:p>
          </table:table-cell>
          <table:table-cell office:value-type="float" office:value="2286057" table:style-name="ce46">
            <text:p>2.286.057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137494158680989" table:style-name="ce47">
            <text:p>93,1%</text:p>
          </table:table-cell>
          <table:table-cell office:value-type="percentage" office:value="0.84611774511912163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5" table:style-name="ce46">
            <text:p>23.165</text:p>
          </table:table-cell>
          <table:table-cell office:value-type="percentage" office:value="1" table:style-name="ce47">
            <text:p>100,0%</text:p>
          </table:table-cell>
          <table:table-cell office:value-type="float" office:value="28557" table:style-name="ce46">
            <text:p>28.557</text:p>
          </table:table-cell>
          <table:table-cell office:value-type="percentage" office:value="1" table:style-name="ce47">
            <text:p>100,0%</text:p>
          </table:table-cell>
          <table:table-cell office:value-type="float" office:value="37475" table:style-name="ce46">
            <text:p>37.475</text:p>
          </table:table-cell>
          <table:table-cell office:value-type="percentage" office:value="0.9935574526751153" table:style-name="ce47">
            <text:p>99,4%</text:p>
          </table:table-cell>
          <table:table-cell office:value-type="float" office:value="44767" table:style-name="ce46">
            <text:p>44.767</text:p>
          </table:table-cell>
          <table:table-cell office:value-type="percentage" office:value="0.939220375965089" table:style-name="ce47">
            <text:p>93,9%</text:p>
          </table:table-cell>
          <table:table-cell office:value-type="float" office:value="46753" table:style-name="ce46">
            <text:p>46.753</text:p>
          </table:table-cell>
          <table:table-cell office:value-type="percentage" office:value="0.88301509056226035" table:style-name="ce47">
            <text:p>88,3%</text:p>
          </table:table-cell>
          <table:table-cell office:value-type="float" office:value="30209" table:style-name="ce46">
            <text:p>30.209</text:p>
          </table:table-cell>
          <table:table-cell office:value-type="percentage" office:value="0.76830539942521425" table:style-name="ce47">
            <text:p>76,8%</text:p>
          </table:table-cell>
          <table:table-cell office:value-type="float" office:value="22976" table:style-name="ce46">
            <text:p>22.976</text:p>
          </table:table-cell>
          <table:table-cell office:value-type="percentage" office:value="0.75435025280714429" table:style-name="ce47">
            <text:p>75,4%</text:p>
          </table:table-cell>
          <table:table-cell office:value-type="float" office:value="20835" table:style-name="ce46">
            <text:p>20.835</text:p>
          </table:table-cell>
          <table:table-cell office:value-type="percentage" office:value="0.81603477988406703" table:style-name="ce47">
            <text:p>81,6%</text:p>
          </table:table-cell>
          <table:table-cell office:value-type="float" office:value="254737" table:style-name="ce46">
            <text:p>254.73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705602704511045" table:style-name="ce47">
            <text:p>89,7%</text:p>
          </table:table-cell>
          <table:table-cell office:value-type="percentage" office:value="0.7962671217889807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873" table:style-name="ce46">
            <text:p>370.873</text:p>
          </table:table-cell>
          <table:table-cell office:value-type="percentage" office:value="1" table:style-name="ce47">
            <text:p>100,0%</text:p>
          </table:table-cell>
          <table:table-cell office:value-type="float" office:value="508710" table:style-name="ce46">
            <text:p>508.710</text:p>
          </table:table-cell>
          <table:table-cell office:value-type="percentage" office:value="0.9669803699430316" table:style-name="ce47">
            <text:p>96,7%</text:p>
          </table:table-cell>
          <table:table-cell office:value-type="float" office:value="676124" table:style-name="ce46">
            <text:p>676.124</text:p>
          </table:table-cell>
          <table:table-cell office:value-type="percentage" office:value="0.9613278678501912" table:style-name="ce47">
            <text:p>96,1%</text:p>
          </table:table-cell>
          <table:table-cell office:value-type="float" office:value="931736" table:style-name="ce46">
            <text:p>931.736</text:p>
          </table:table-cell>
          <table:table-cell office:value-type="percentage" office:value="0.95780456689724225" table:style-name="ce47">
            <text:p>95,8%</text:p>
          </table:table-cell>
          <table:table-cell office:value-type="float" office:value="1008954" table:style-name="ce46">
            <text:p>1.008.954</text:p>
          </table:table-cell>
          <table:table-cell office:value-type="percentage" office:value="0.86533370040935842" table:style-name="ce47">
            <text:p>86,5%</text:p>
          </table:table-cell>
          <table:table-cell office:value-type="float" office:value="716004" table:style-name="ce46">
            <text:p>716.004</text:p>
          </table:table-cell>
          <table:table-cell office:value-type="percentage" office:value="0.75397413756792042" table:style-name="ce47">
            <text:p>75,4%</text:p>
          </table:table-cell>
          <table:table-cell office:value-type="float" office:value="566460" table:style-name="ce46">
            <text:p>566.460</text:p>
          </table:table-cell>
          <table:table-cell office:value-type="percentage" office:value="0.76293477894878614" table:style-name="ce47">
            <text:p>76,3%</text:p>
          </table:table-cell>
          <table:table-cell office:value-type="float" office:value="434928" table:style-name="ce46">
            <text:p>434.928</text:p>
          </table:table-cell>
          <table:table-cell office:value-type="percentage" office:value="0.7857181568878242" table:style-name="ce47">
            <text:p>78,6%</text:p>
          </table:table-cell>
          <table:table-cell office:value-type="float" office:value="5213789" table:style-name="ce46">
            <text:p>5.213.78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217195497376432" table:style-name="ce47">
            <text:p>87,2%</text:p>
          </table:table-cell>
          <table:table-cell office:value-type="percentage" office:value="0.76900813110777055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22" table:style-name="ce46">
            <text:p>73.022</text:p>
          </table:table-cell>
          <table:table-cell office:value-type="percentage" office:value="1" table:style-name="ce47">
            <text:p>100,0%</text:p>
          </table:table-cell>
          <table:table-cell office:value-type="float" office:value="101687" table:style-name="ce46">
            <text:p>101.687</text:p>
          </table:table-cell>
          <table:table-cell office:value-type="percentage" office:value="0.98822145987813292" table:style-name="ce47">
            <text:p>98,8%</text:p>
          </table:table-cell>
          <table:table-cell office:value-type="float" office:value="145524" table:style-name="ce46">
            <text:p>145.524</text:p>
          </table:table-cell>
          <table:table-cell office:value-type="percentage" office:value="0.99057239515618511" table:style-name="ce47">
            <text:p>99,1%</text:p>
          </table:table-cell>
          <table:table-cell office:value-type="float" office:value="204603" table:style-name="ce46">
            <text:p>204.603</text:p>
          </table:table-cell>
          <table:table-cell office:value-type="percentage" office:value="0.95942435382826274" table:style-name="ce47">
            <text:p>95,9%</text:p>
          </table:table-cell>
          <table:table-cell office:value-type="float" office:value="226057" table:style-name="ce46">
            <text:p>226.057</text:p>
          </table:table-cell>
          <table:table-cell office:value-type="percentage" office:value="0.8894384179857332" table:style-name="ce47">
            <text:p>88,9%</text:p>
          </table:table-cell>
          <table:table-cell office:value-type="float" office:value="160060" table:style-name="ce46">
            <text:p>160.060</text:p>
          </table:table-cell>
          <table:table-cell office:value-type="percentage" office:value="0.76582632785175331" table:style-name="ce47">
            <text:p>76,6%</text:p>
          </table:table-cell>
          <table:table-cell office:value-type="float" office:value="132321" table:style-name="ce46">
            <text:p>132.321</text:p>
          </table:table-cell>
          <table:table-cell office:value-type="percentage" office:value="0.76820050160234077" table:style-name="ce47">
            <text:p>76,8%</text:p>
          </table:table-cell>
          <table:table-cell office:value-type="float" office:value="113754" table:style-name="ce46">
            <text:p>113.754</text:p>
          </table:table-cell>
          <table:table-cell office:value-type="percentage" office:value="0.80168294642479598" table:style-name="ce47">
            <text:p>80,2%</text:p>
          </table:table-cell>
          <table:table-cell office:value-type="float" office:value="1157028" table:style-name="ce46">
            <text:p>1.157.02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313512251008863" table:style-name="ce47">
            <text:p>88,3%</text:p>
          </table:table-cell>
          <table:table-cell office:value-type="percentage" office:value="0.76560941895158385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5" table:style-name="ce46">
            <text:p>42.125</text:p>
          </table:table-cell>
          <table:table-cell office:value-type="percentage" office:value="1" table:style-name="ce47">
            <text:p>100,0%</text:p>
          </table:table-cell>
          <table:table-cell office:value-type="float" office:value="55739" table:style-name="ce46">
            <text:p>55.739</text:p>
          </table:table-cell>
          <table:table-cell office:value-type="percentage" office:value="0.99905004301692002" table:style-name="ce47">
            <text:p>99,9%</text:p>
          </table:table-cell>
          <table:table-cell office:value-type="float" office:value="71683" table:style-name="ce46">
            <text:p>71.683</text:p>
          </table:table-cell>
          <table:table-cell office:value-type="percentage" office:value="0.97073560478847298" table:style-name="ce47">
            <text:p>97,1%</text:p>
          </table:table-cell>
          <table:table-cell office:value-type="float" office:value="91259" table:style-name="ce46">
            <text:p>91.259</text:p>
          </table:table-cell>
          <table:table-cell office:value-type="percentage" office:value="0.9437917554346702" table:style-name="ce47">
            <text:p>94,4%</text:p>
          </table:table-cell>
          <table:table-cell office:value-type="float" office:value="94390" table:style-name="ce46">
            <text:p>94.390</text:p>
          </table:table-cell>
          <table:table-cell office:value-type="percentage" office:value="0.87396529693894554" table:style-name="ce47">
            <text:p>87,4%</text:p>
          </table:table-cell>
          <table:table-cell office:value-type="float" office:value="62716" table:style-name="ce46">
            <text:p>62.716</text:p>
          </table:table-cell>
          <table:table-cell office:value-type="percentage" office:value="0.77102568200538479" table:style-name="ce47">
            <text:p>77,1%</text:p>
          </table:table-cell>
          <table:table-cell office:value-type="float" office:value="55112" table:style-name="ce46">
            <text:p>55.112</text:p>
          </table:table-cell>
          <table:table-cell office:value-type="percentage" office:value="0.80895973696185064" table:style-name="ce47">
            <text:p>80,9%</text:p>
          </table:table-cell>
          <table:table-cell office:value-type="float" office:value="47657" table:style-name="ce46">
            <text:p>47.657</text:p>
          </table:table-cell>
          <table:table-cell office:value-type="percentage" office:value="0.84516209122508335" table:style-name="ce47">
            <text:p>84,5%</text:p>
          </table:table-cell>
          <table:table-cell office:value-type="float" office:value="520681" table:style-name="ce46">
            <text:p>520.68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563501756244901" table:style-name="ce47">
            <text:p>89,6%</text:p>
          </table:table-cell>
          <table:table-cell office:value-type="percentage" office:value="0.78748239934542963" table:style-name="ce47">
            <text:p>78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09" table:style-name="ce46">
            <text:p>161.909</text:p>
          </table:table-cell>
          <table:table-cell office:value-type="percentage" office:value="1.0250648939537828" table:style-name="ce47">
            <text:p>102,5%</text:p>
          </table:table-cell>
          <table:table-cell office:value-type="float" office:value="212195" table:style-name="ce46">
            <text:p>212.195</text:p>
          </table:table-cell>
          <table:table-cell office:value-type="percentage" office:value="0.99584195681454468" table:style-name="ce47">
            <text:p>99,6%</text:p>
          </table:table-cell>
          <table:table-cell office:value-type="float" office:value="273244" table:style-name="ce46">
            <text:p>273.244</text:p>
          </table:table-cell>
          <table:table-cell office:value-type="percentage" office:value="0.97545685940618099" table:style-name="ce47">
            <text:p>97,5%</text:p>
          </table:table-cell>
          <table:table-cell office:value-type="float" office:value="320469" table:style-name="ce46">
            <text:p>320.469</text:p>
          </table:table-cell>
          <table:table-cell office:value-type="percentage" office:value="0.94261964779970409" table:style-name="ce47">
            <text:p>94,3%</text:p>
          </table:table-cell>
          <table:table-cell office:value-type="float" office:value="315676" table:style-name="ce46">
            <text:p>315.676</text:p>
          </table:table-cell>
          <table:table-cell office:value-type="percentage" office:value="0.87171287896988126" table:style-name="ce47">
            <text:p>87,2%</text:p>
          </table:table-cell>
          <table:table-cell office:value-type="float" office:value="196630" table:style-name="ce46">
            <text:p>196.630</text:p>
          </table:table-cell>
          <table:table-cell office:value-type="percentage" office:value="0.7546930832914337" table:style-name="ce47">
            <text:p>75,5%</text:p>
          </table:table-cell>
          <table:table-cell office:value-type="float" office:value="157368" table:style-name="ce46">
            <text:p>157.368</text:p>
          </table:table-cell>
          <table:table-cell office:value-type="percentage" office:value="0.78085087379796958" table:style-name="ce47">
            <text:p>78,1%</text:p>
          </table:table-cell>
          <table:table-cell office:value-type="float" office:value="141614" table:style-name="ce46">
            <text:p>141.614</text:p>
          </table:table-cell>
          <table:table-cell office:value-type="percentage" office:value="0.83991079795499568" table:style-name="ce47">
            <text:p>84,0%</text:p>
          </table:table-cell>
          <table:table-cell office:value-type="float" office:value="1779105" table:style-name="ce46">
            <text:p>1.779.10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675207402632029" table:style-name="ce47">
            <text:p>89,7%</text:p>
          </table:table-cell>
          <table:table-cell office:value-type="percentage" office:value="0.80121675079171217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59" table:style-name="ce46">
            <text:p>3.859</text:p>
          </table:table-cell>
          <table:table-cell office:value-type="percentage" office:value="0.89370078740157477" table:style-name="ce47">
            <text:p>89,4%</text:p>
          </table:table-cell>
          <table:table-cell office:value-type="float" office:value="7523" table:style-name="ce46">
            <text:p>7.523</text:p>
          </table:table-cell>
          <table:table-cell office:value-type="percentage" office:value="0.95749013618429424" table:style-name="ce47">
            <text:p>95,7%</text:p>
          </table:table-cell>
          <table:table-cell office:value-type="float" office:value="10442" table:style-name="ce46">
            <text:p>10.442</text:p>
          </table:table-cell>
          <table:table-cell office:value-type="percentage" office:value="0.9035998615437868" table:style-name="ce47">
            <text:p>90,4%</text:p>
          </table:table-cell>
          <table:table-cell office:value-type="float" office:value="10876" table:style-name="ce46">
            <text:p>10.876</text:p>
          </table:table-cell>
          <table:table-cell office:value-type="percentage" office:value="0.86030691346305965" table:style-name="ce47">
            <text:p>86,0%</text:p>
          </table:table-cell>
          <table:table-cell office:value-type="float" office:value="8780" table:style-name="ce46">
            <text:p>8.780</text:p>
          </table:table-cell>
          <table:table-cell office:value-type="percentage" office:value="0.73818732133848997" table:style-name="ce47">
            <text:p>73,8%</text:p>
          </table:table-cell>
          <table:table-cell office:value-type="float" office:value="8396" table:style-name="ce46">
            <text:p>8.396</text:p>
          </table:table-cell>
          <table:table-cell office:value-type="percentage" office:value="0.76556943557946566" table:style-name="ce47">
            <text:p>76,6%</text:p>
          </table:table-cell>
          <table:table-cell office:value-type="float" office:value="7586" table:style-name="ce46">
            <text:p>7.586</text:p>
          </table:table-cell>
          <table:table-cell office:value-type="percentage" office:value="0.83125136971290814" table:style-name="ce47">
            <text:p>83,1%</text:p>
          </table:table-cell>
          <table:table-cell office:value-type="float" office:value="59842" table:style-name="ce46">
            <text:p>59.84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326076234763614" table:style-name="ce47">
            <text:p>84,3%</text:p>
          </table:table-cell>
          <table:table-cell office:value-type="percentage" office:value="0.71069570794042902" table:style-name="ce47">
            <text:p>7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2" table:style-name="ce46">
            <text:p>3.242</text:p>
          </table:table-cell>
          <table:table-cell office:value-type="percentage" office:value="0.86499466382070433" table:style-name="ce47">
            <text:p>86,5%</text:p>
          </table:table-cell>
          <table:table-cell office:value-type="float" office:value="7004" table:style-name="ce46">
            <text:p>7.004</text:p>
          </table:table-cell>
          <table:table-cell office:value-type="percentage" office:value="0.89485115625399259" table:style-name="ce47">
            <text:p>89,5%</text:p>
          </table:table-cell>
          <table:table-cell office:value-type="float" office:value="9486" table:style-name="ce46">
            <text:p>9.486</text:p>
          </table:table-cell>
          <table:table-cell office:value-type="percentage" office:value="0.83954332241791307" table:style-name="ce47">
            <text:p>84,0%</text:p>
          </table:table-cell>
          <table:table-cell office:value-type="float" office:value="9823" table:style-name="ce46">
            <text:p>9.823</text:p>
          </table:table-cell>
          <table:table-cell office:value-type="percentage" office:value="0.8184469255124146" table:style-name="ce47">
            <text:p>81,8%</text:p>
          </table:table-cell>
          <table:table-cell office:value-type="float" office:value="8223" table:style-name="ce46">
            <text:p>8.223</text:p>
          </table:table-cell>
          <table:table-cell office:value-type="percentage" office:value="0.6777383994065771" table:style-name="ce47">
            <text:p>67,8%</text:p>
          </table:table-cell>
          <table:table-cell office:value-type="float" office:value="7921" table:style-name="ce46">
            <text:p>7.921</text:p>
          </table:table-cell>
          <table:table-cell office:value-type="percentage" office:value="0.66035848270112552" table:style-name="ce47">
            <text:p>66,0%</text:p>
          </table:table-cell>
          <table:table-cell office:value-type="float" office:value="7100" table:style-name="ce46">
            <text:p>7.100</text:p>
          </table:table-cell>
          <table:table-cell office:value-type="percentage" office:value="0.741591811155212" table:style-name="ce47">
            <text:p>74,2%</text:p>
          </table:table-cell>
          <table:table-cell office:value-type="float" office:value="54764" table:style-name="ce46">
            <text:p>54.76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211781127074319" table:style-name="ce47">
            <text:p>77,2%</text:p>
          </table:table-cell>
          <table:table-cell office:value-type="percentage" office:value="0.62892186136248796" table:style-name="ce47">
            <text:p>6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5" table:style-name="ce46">
            <text:p>3.405</text:p>
          </table:table-cell>
          <table:table-cell office:value-type="string" table:style-name="ce47">
            <text:p>-</text:p>
          </table:table-cell>
          <table:table-cell office:value-type="float" office:value="8937" table:style-name="ce46">
            <text:p>8.937</text:p>
          </table:table-cell>
          <table:table-cell office:value-type="string" table:style-name="ce47">
            <text:p>-</text:p>
          </table:table-cell>
          <table:table-cell office:value-type="float" office:value="20699" table:style-name="ce46">
            <text:p>20.699</text:p>
          </table:table-cell>
          <table:table-cell office:value-type="string" table:style-name="ce47">
            <text:p>-</text:p>
          </table:table-cell>
          <table:table-cell office:value-type="float" office:value="29935" table:style-name="ce46">
            <text:p>29.935</text:p>
          </table:table-cell>
          <table:table-cell office:value-type="string" table:style-name="ce47">
            <text:p>-</text:p>
          </table:table-cell>
          <table:table-cell office:value-type="float" office:value="22615" table:style-name="ce46">
            <text:p>22.615</text:p>
          </table:table-cell>
          <table:table-cell office:value-type="string" table:style-name="ce47">
            <text:p>-</text:p>
          </table:table-cell>
          <table:table-cell office:value-type="float" office:value="1150" table:style-name="ce46">
            <text:p>1.150</text:p>
          </table:table-cell>
          <table:table-cell office:value-type="string" table:style-name="ce47">
            <text:p>-</text:p>
          </table:table-cell>
          <table:table-cell office:value-type="float" office:value="86781" table:style-name="ce46">
            <text:p>86.78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11" table:style-name="ce49">
            <text:p>211</text:p>
          </table:table-cell>
          <table:table-cell office:value-type="string" table:style-name="ce50">
            <text:p>-</text:p>
          </table:table-cell>
          <table:table-cell office:value-type="float" office:value="663" table:style-name="ce49">
            <text:p>663</text:p>
          </table:table-cell>
          <table:table-cell office:value-type="string" table:style-name="ce50">
            <text:p>-</text:p>
          </table:table-cell>
          <table:table-cell office:value-type="float" office:value="1259" table:style-name="ce49">
            <text:p>1.259</text:p>
          </table:table-cell>
          <table:table-cell office:value-type="string" table:style-name="ce50">
            <text:p>-</text:p>
          </table:table-cell>
          <table:table-cell office:value-type="float" office:value="1448" table:style-name="ce49">
            <text:p>1.448</text:p>
          </table:table-cell>
          <table:table-cell office:value-type="string" table:style-name="ce50">
            <text:p>-</text:p>
          </table:table-cell>
          <table:table-cell office:value-type="float" office:value="1222" table:style-name="ce49">
            <text:p>1.222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16" table:style-name="ce49">
            <text:p>5.01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054" table:style-name="ce53">
            <text:p>2.904.054</text:p>
          </table:table-cell>
          <table:table-cell office:value-type="percentage" office:value="1" table:style-name="ce54">
            <text:p>100,0%</text:p>
          </table:table-cell>
          <table:table-cell office:value-type="float" office:value="3917959" table:style-name="ce53">
            <text:p>3.917.959</text:p>
          </table:table-cell>
          <table:table-cell office:value-type="percentage" office:value="0.98937234299105192" table:style-name="ce54">
            <text:p>98,9%</text:p>
          </table:table-cell>
          <table:table-cell office:value-type="float" office:value="5211029" table:style-name="ce53">
            <text:p>5.211.029</text:p>
          </table:table-cell>
          <table:table-cell office:value-type="percentage" office:value="0.97639922608003848" table:style-name="ce54">
            <text:p>97,6%</text:p>
          </table:table-cell>
          <table:table-cell office:value-type="float" office:value="6611638" table:style-name="ce53">
            <text:p>6.611.638</text:p>
          </table:table-cell>
          <table:table-cell office:value-type="percentage" office:value="0.94004697079865429" table:style-name="ce54">
            <text:p>94,0%</text:p>
          </table:table-cell>
          <table:table-cell office:value-type="float" office:value="6862308" table:style-name="ce53">
            <text:p>6.862.308</text:p>
          </table:table-cell>
          <table:table-cell office:value-type="percentage" office:value="0.86955609392456945" table:style-name="ce54">
            <text:p>87,0%</text:p>
          </table:table-cell>
          <table:table-cell office:value-type="float" office:value="4740257" table:style-name="ce53">
            <text:p>4.740.257</text:p>
          </table:table-cell>
          <table:table-cell office:value-type="percentage" office:value="0.76082670735745339" table:style-name="ce54">
            <text:p>76,1%</text:p>
          </table:table-cell>
          <table:table-cell office:value-type="float" office:value="3809889" table:style-name="ce53">
            <text:p>3.809.889</text:p>
          </table:table-cell>
          <table:table-cell office:value-type="percentage" office:value="0.77050887425575976" table:style-name="ce54">
            <text:p>77,1%</text:p>
          </table:table-cell>
          <table:table-cell office:value-type="float" office:value="3192914" table:style-name="ce53">
            <text:p>3.192.914</text:p>
          </table:table-cell>
          <table:table-cell office:value-type="percentage" office:value="0.82107786537663363" table:style-name="ce54">
            <text:p>82,1%</text:p>
          </table:table-cell>
          <table:table-cell office:value-type="float" office:value="37250048" table:style-name="ce53">
            <text:p>37.250.04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438273974866988" table:style-name="ce54">
            <text:p>88,4%</text:p>
          </table:table-cell>
          <table:table-cell office:value-type="percentage" office:value="0.78502473983839471" table:style-name="ce54">
            <text:p>78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6T15:18:51Z</dc:date>
  </office:meta>
</office:document-meta>
</file>